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74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fo:border-bottom="none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Times New Roman" fo:font-size="10pt" style:font-size-asian="10pt" style:font-size-complex="1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style:font-name="Times New Roman" fo:font-size="10pt" style:font-size-asian="10pt" style:font-size-complex="10pt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Times New Roman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3" style:family="table-cell" style:parent-style-name="Defaul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style:font-name="Times New Roman" fo:font-size="10pt" style:font-size-asian="10pt" style:font-size-complex="10pt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wrap-option="no-wrap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</style:style>
    <style:style style:name="ce4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2" table:default-cell-style-name="ce19"/>
        <table:table-column table:style-name="co2" table:number-columns-repeated="8" table:default-cell-style-name="Default"/>
        <table:table-row table:style-name="ro1" table:number-rows-repeated="2">
          <table:table-cell table:number-columns-repeated="7"/>
          <table:table-cell table:style-name="ce16"/>
          <table:table-cell table:number-columns-repeated="9"/>
        </table:table-row>
        <table:table-row table:style-name="ro1">
          <table:table-cell table:style-name="ce2" table:number-columns-repeated="7"/>
          <table:table-cell table:style-name="ce17"/>
          <table:table-cell table:style-name="ce20" office:value-type="string" calcext:value-type="string">
            <text:p>int<text:span text:style-name="T1"> MQ5</text:span>value = analogRead(A0);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2" table:number-rows-spanned="2">
            <text:p>Initial value for sensor calibration:</text:p>
          </table:table-cell>
          <table:covered-table-cell/>
          <table:table-cell office:value-type="string" calcext:value-type="string">
            <text:p>MQ5</text:p>
          </table:table-cell>
          <table:table-cell/>
          <table:table-cell office:value-type="string" calcext:value-type="string">
            <text:p>MQ2</text:p>
          </table:table-cell>
          <table:table-cell/>
          <table:table-cell office:value-type="string" calcext:value-type="string">
            <text:p>MQ135</text:p>
          </table:table-cell>
          <table:table-cell table:style-name="ce16"/>
          <table:table-cell table:style-name="ce20" office:value-type="string" calcext:value-type="string">
            <text:p>MQ5volt= (float)MQ5value / 1024*5.0;</text:p>
          </table:table-cell>
          <table:table-cell table:number-columns-repeated="8"/>
        </table:table-row>
        <table:table-row table:style-name="ro1">
          <table:covered-table-cell/>
          <table:covered-table-cell table:style-name="ce11"/>
          <table:table-cell table:style-name="ce14" office:value-type="float" office:value="232" calcext:value-type="float">
            <text:p>232</text:p>
          </table:table-cell>
          <table:table-cell/>
          <table:table-cell table:style-name="ce14" office:value-type="float" office:value="398" calcext:value-type="float">
            <text:p>398</text:p>
          </table:table-cell>
          <table:table-cell table:style-name="ce14"/>
          <table:table-cell table:style-name="ce14" office:value-type="float" office:value="238" calcext:value-type="float">
            <text:p>238</text:p>
          </table:table-cell>
          <table:table-cell table:style-name="ce16"/>
          <table:table-cell table:style-name="ce20" office:value-type="string" calcext:value-type="string">
            <text:p>Rs5_gas = (5.0-MQ5volt)/MQ5volt;</text:p>
          </table:table-cell>
          <table:table-cell table:number-columns-repeated="8"/>
        </table:table-row>
        <table:table-row table:style-name="ro1"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2"/>
          <table:table-cell table:style-name="ce4"/>
          <table:table-cell table:style-name="ce18"/>
          <table:table-cell table:style-name="ce20" office:value-type="string" calcext:value-type="string">
            <text:p>ratio = Rs5_air/Ro5;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>
            <text:p>sensor_volt = (sensorValue/1024)*5.0;</text:p>
          </table:table-cell>
          <table:table-cell table:number-columns-repeated="2"/>
          <table:table-cell table:style-name="ce8"/>
          <table:table-cell table:number-columns-repeated="3"/>
          <table:table-cell table:style-name="ce16"/>
          <table:table-cell table:style-name="ce20" office:value-type="string" calcext:value-type="string">
            <text:p>float COcurve [] = { 2.3, 0.60, -0.13 } ; 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 table:number-columns-spanned="2" table:number-rows-spanned="2">
            <text:p>Equivalent voltage from ADC:</text:p>
          </table:table-cell>
          <table:covered-table-cell table:style-name="ce25"/>
          <table:table-cell office:value-type="string" calcext:value-type="string">
            <text:p>MQ5</text:p>
          </table:table-cell>
          <table:table-cell/>
          <table:table-cell office:value-type="string" calcext:value-type="string">
            <text:p>MQ2</text:p>
          </table:table-cell>
          <table:table-cell/>
          <table:table-cell office:value-type="string" calcext:value-type="string">
            <text:p>MQ135</text:p>
          </table:table-cell>
          <table:table-cell table:style-name="ce16"/>
          <table:table-cell table:style-name="ce20" office:value-type="string" calcext:value-type="string">
            <text:p>float Alcurve [] = {2.3, 0.54, -0.2} ; </text:p>
          </table:table-cell>
          <table:table-cell table:number-columns-repeated="8"/>
        </table:table-row>
        <table:table-row table:style-name="ro1">
          <table:covered-table-cell table:number-columns-repeated="2" table:style-name="ce25"/>
          <table:table-cell table:style-name="ce15" table:formula="of:=([.C5]/1024)*5" office:value-type="float" office:value="1.1328125" calcext:value-type="float">
            <text:p>1.1328125</text:p>
          </table:table-cell>
          <table:table-cell office:value-type="string" calcext:value-type="string">
            <text:p>Volts</text:p>
          </table:table-cell>
          <table:table-cell table:style-name="ce15" table:formula="of:=([.E5]/1024)*5" office:value-type="float" office:value="1.943359375" calcext:value-type="float">
            <text:p>1.943359375</text:p>
          </table:table-cell>
          <table:table-cell office:value-type="string" calcext:value-type="string">
            <text:p>Volts</text:p>
          </table:table-cell>
          <table:table-cell table:style-name="ce15" table:formula="of:=([.G5]/1024)*5" office:value-type="float" office:value="1.162109375" calcext:value-type="float">
            <text:p>1.162109375</text:p>
          </table:table-cell>
          <table:table-cell table:style-name="ce16" office:value-type="string" calcext:value-type="string">
            <text:p>Volts</text:p>
          </table:table-cell>
          <table:table-cell table:style-name="ce20" office:value-type="string" calcext:value-type="string">
            <text:p>float Hcurve [] = {2.3, 0.25, -0.25};</text:p>
          </table:table-cell>
          <table:table-cell table:number-columns-repeated="8"/>
        </table:table-row>
        <table:table-row table:style-name="ro1">
          <table:table-cell table:style-name="ce7" table:number-columns-repeated="7"/>
          <table:table-cell table:style-name="ce18"/>
          <table:table-cell table:style-name="ce20" office:value-type="string" calcext:value-type="string">
            <text:p>float Hppm = pow(10,( ((log(ratio)-Hcurve[1])/Hcurve[2])+ Hcurve[0]));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6"/>
          <table:table-cell table:style-name="ce20" office:value-type="string" calcext:value-type="string">
            <text:p>float COppm = pow(10,( ((log(ratio)-COcurve[1])/COcurve[2]) + COcurve[0]));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// MQ5 Calculation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float Alppm = pow(10,( ((log(ratio)-Alcurve[1])/Alcurve[2])+ Alcurve[0]));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1">Rs5</text:span>= (5.0-sensor_volt)/sensor_volt; // omit *RL</text:p>
          </table:table-cell>
          <table:table-cell table:number-columns-repeated="6"/>
          <table:table-cell table:style-name="ce16"/>
          <table:table-cell table:number-columns-repeated="9"/>
        </table:table-row>
        <table:table-row table:style-name="ro1">
          <table:table-cell table:style-name="ce8" office:value-type="string" calcext:value-type="string">
            <text:p>=</text:p>
          </table:table-cell>
          <table:table-cell table:style-name="ce13" table:formula="of:=(5-[.C9])/[.C9]" office:value-type="float" office:value="3.41379310344828" calcext:value-type="float">
            <text:p>3.41379310344828</text:p>
          </table:table-cell>
          <table:table-cell table:number-columns-repeated="5"/>
          <table:table-cell table:style-name="ce16"/>
          <table:table-cell table:number-columns-repeated="9"/>
        </table:table-row>
        <table:table-row table:style-name="ro1">
          <table:table-cell table:number-columns-repeated="7"/>
          <table:table-cell table:style-name="ce16"/>
          <table:table-cell table:style-name="ce20" office:value-type="string" calcext:value-type="string">
            <text:p>int <text:span text:style-name="T1">MQ2</text:span>value = analogRead(A1);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1">Ro5</text:span> = Rs5/10; // The ratio of RS/R0 is 10 in a clear air from Graph (Found using WebPlotDigitizer)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MQ2volt= (float)MQ2value / 1024*5.0;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=</text:p>
          </table:table-cell>
          <table:table-cell table:style-name="ce13" table:formula="of:=[.B14]/8.12" office:value-type="float" office:value="0.420417869882793" calcext:value-type="float">
            <text:p>0.420417869882793</text:p>
          </table:table-cell>
          <table:table-cell table:number-columns-repeated="2"/>
          <table:table-cell office:value-type="string" calcext:value-type="string">
            <text:p>corrected with temp. &amp; humidity factor</text:p>
          </table:table-cell>
          <table:table-cell table:number-columns-repeated="2"/>
          <table:table-cell table:style-name="ce16"/>
          <table:table-cell table:style-name="ce20" office:value-type="string" calcext:value-type="string">
            <text:p>Rs2_gas = (5.0-MQ2volt)/MQ2volt;</text:p>
          </table:table-cell>
          <table:table-cell table:number-columns-repeated="8"/>
        </table:table-row>
        <table:table-row table:style-name="ro1">
          <table:table-cell table:style-name="ce7" table:number-columns-repeated="7"/>
          <table:table-cell table:style-name="ce18"/>
          <table:table-cell table:style-name="ce20" office:value-type="string" calcext:value-type="string">
            <text:p>ratio1 = Rs2_air/Ro2;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6"/>
          <table:table-cell table:style-name="ce20" office:value-type="string" calcext:value-type="string">
            <text:p>float COcurve [] = { 2.3, 0.7, -0.31 } ; 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// MQ2 Calculation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float Scurve [] = {2.3, 0.54, -0.44} ; 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1">Rs2</text:span>= (5.0-sensor_volt1)/sensor_volt1; // omit *RL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float LPcurve [] = {2.3, 0.23, -0.47};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=</text:p>
          </table:table-cell>
          <table:table-cell table:style-name="ce13" table:formula="of:=(5-[.E9])/[.E9]" office:value-type="float" office:value="1.57286432160804" calcext:value-type="float">
            <text:p>1.57286432160804</text:p>
          </table:table-cell>
          <table:table-cell table:number-columns-repeated="5"/>
          <table:table-cell table:style-name="ce16"/>
          <table:table-cell table:style-name="ce20" office:value-type="string" calcext:value-type="string">
            <text:p>float Sppm = pow(10,( ((log(ratio1)-Scurve[1])/Scurve[2])+ Scurve[0]));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6"/>
          <table:table-cell table:style-name="ce20" office:value-type="string" calcext:value-type="string">
            <text:p>float COppm = pow(10,( ((log(ratio1)-COcurve[1])/COcurve[2]) + COcurve[0]));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1">Ro2</text:span> = Rs5/9.83; // The ratio of RS/R0 is 9.83 in a clear air from Graph (Found using WebPlotDigitizer)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float LPppm = pow(10,( ((log(ratio1)-LPcurve[1])/LPcurve[2])+ LPcurve[0]));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=</text:p>
          </table:table-cell>
          <table:table-cell table:style-name="ce13" table:formula="of:=[.B22]/11.98" office:value-type="float" office:value="0.131290844875462" calcext:value-type="float">
            <text:p>0.131290844875462</text:p>
          </table:table-cell>
          <table:table-cell table:number-columns-repeated="5"/>
          <table:table-cell table:style-name="ce16"/>
          <table:table-cell table:number-columns-repeated="9"/>
        </table:table-row>
        <table:table-row table:style-name="ro1">
          <table:table-cell table:style-name="ce7" table:number-columns-repeated="7"/>
          <table:table-cell table:style-name="ce18"/>
          <table:table-cell/>
          <table:table-cell table:style-name="ce21" table:number-columns-repeated="2"/>
          <table:table-cell table:number-columns-repeated="6"/>
        </table:table-row>
        <table:table-row table:style-name="ro1">
          <table:table-cell table:number-columns-repeated="7"/>
          <table:table-cell table:style-name="ce16"/>
          <table:table-cell table:style-name="ce20" office:value-type="string" calcext:value-type="string">
            <text:p>int <text:span text:style-name="T1">MQ135</text:span>value = analogRead(A2);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// MQ135 Calculation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MQ135volt= (float)MQ135value / 1024*5.0;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1">Rs135</text:span>= (5.0-sensor_volt2)/sensor_volt2; // omit *RL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Rs135_gas = (5.0-MQ135volt)/MQ135volt;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=</text:p>
          </table:table-cell>
          <table:table-cell table:style-name="ce13" table:formula="of:=(5-[.G9])/[.G9]" office:value-type="float" office:value="3.30252100840336" calcext:value-type="float">
            <text:p>3.30252100840336</text:p>
          </table:table-cell>
          <table:table-cell table:number-columns-repeated="5"/>
          <table:table-cell table:style-name="ce16"/>
          <table:table-cell table:style-name="ce20" office:value-type="string" calcext:value-type="string">
            <text:p>ratio2 = Rs135_air/Ro135;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6"/>
          <table:table-cell table:style-name="ce20" office:value-type="string" calcext:value-type="string">
            <text:p>float COcurve [] = { 1, 0.45, -0.23 } ; 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<text:span text:style-name="T1">Ro135</text:span> = Rs5/3.6; // The ratio of RS/R0 is 3.6 in a clear air from Graph (Found using WebPlotDigitizer)</text:p>
          </table:table-cell>
          <table:table-cell table:number-columns-repeated="6"/>
          <table:table-cell table:style-name="ce16"/>
          <table:table-cell table:style-name="ce20" office:value-type="string" calcext:value-type="string">
            <text:p>float NH4curve [] = {1, 0.41, -0.4} ; </text:p>
          </table:table-cell>
          <table:table-cell table:number-columns-repeated="8"/>
        </table:table-row>
        <table:table-row table:style-name="ro1">
          <table:table-cell table:style-name="ce8" office:value-type="string" calcext:value-type="string">
            <text:p>=</text:p>
          </table:table-cell>
          <table:table-cell table:style-name="ce13" table:formula="of:=[.B30]/3.6" office:value-type="float" office:value="0.917366946778711" calcext:value-type="float">
            <text:p>0.917366946778711</text:p>
          </table:table-cell>
          <table:table-cell table:number-columns-repeated="5"/>
          <table:table-cell table:style-name="ce16"/>
          <table:table-cell table:style-name="ce20" office:value-type="string" calcext:value-type="string">
            <text:p>float C6H6curve [] = {1, 0.18, -0.31};</text:p>
          </table:table-cell>
          <table:table-cell table:number-columns-repeated="8"/>
        </table:table-row>
        <table:table-row table:style-name="ro1">
          <table:table-cell table:style-name="ce7" table:number-columns-repeated="7"/>
          <table:table-cell table:style-name="ce18"/>
          <table:table-cell table:style-name="ce20" office:value-type="string" calcext:value-type="string">
            <text:p>float NH4ppm = pow(10,( ((log(ratio2)-NH4curve[1])/NH4curve[2])+ NH4curve[0]));</text:p>
          </table:table-cell>
          <table:table-cell table:style-name="ce21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20" office:value-type="string" calcext:value-type="string">
            <text:p>float COppm = pow(10,( ((log(ratio2)-COcurve[1])/COcurve[2]) + COcurve[0]));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Ocurve [] = { 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-0.13" calcext:value-type="float">
            <text:p>-0.13</text:p>
          </table:table-cell>
          <table:table-cell table:style-name="Default" office:value-type="string" calcext:value-type="string">
            <text:p><text:s/>} MQ5</text:p>
          </table:table-cell>
          <table:table-cell table:style-name="Default" table:number-columns-repeated="3"/>
          <table:table-cell table:style-name="ce20" office:value-type="string" calcext:value-type="string">
            <text:p>float C6H6ppm = pow(10,( ((log(ratio2)-C6H6curve[1])/C6H6curve[2])+ C6H6curve[0]));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LPGcurve [] = { 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-0.47" calcext:value-type="float">
            <text:p>-0.47</text:p>
          </table:table-cell>
          <table:table-cell table:style-name="Default" office:value-type="string" calcext:value-type="string">
            <text:p><text:s/>} MQ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table:style-name="ce9" office:value-type="string" calcext:value-type="string">
            <text:p>NH4curve [] = { 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-0.4" calcext:value-type="float">
            <text:p>-0.4</text:p>
          </table:table-cell>
          <table:table-cell table:style-name="Default" office:value-type="string" calcext:value-type="string">
            <text:p><text:s/>} MQ135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s5 gas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ppm</text:p>
          </table:table-cell>
          <table:table-cell table:style-name="Default" table:number-columns-repeated="3"/>
          <table:table-cell table:style-name="Default" office:value-type="string" calcext:value-type="string">
            <text:p>Rs2 ga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pm</text:p>
          </table:table-cell>
          <table:table-cell table:number-columns-repeated="3"/>
          <table:table-cell office:value-type="string" calcext:value-type="string">
            <text:p>Rs2 ga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pm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table:formula="of:=(((5-([.B40]/1024)*5))/(([.B40]/1024)*5))" office:value-type="float" office:value="3.06349206349206" calcext:value-type="float">
            <text:p>3.06349206349206</text:p>
          </table:table-cell>
          <table:table-cell table:style-name="Default" table:formula="of:=[.C40]/[.$B$17]" office:value-type="float" office:value="7.28677890011223" calcext:value-type="float">
            <text:p>7.28677890011223</text:p>
          </table:table-cell>
          <table:table-cell table:style-name="ce10" table:formula="of:=POWER(10;(( (LOG([.D40])-[.$C$36])/[.$D$36])+[.$B$36]))" office:value-type="float" office:value="1.90763571787541" calcext:value-type="float">
            <text:p>1.90763571787541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1" calcext:value-type="float">
            <text:p>431</text:p>
          </table:table-cell>
          <table:table-cell table:style-name="ce10" table:formula="of:=(((5-([.H40]/1024)*5))/(([.H40]/1024)*5))" office:value-type="float" office:value="1.37587006960557" calcext:value-type="float">
            <text:p>1.37587006960557</text:p>
          </table:table-cell>
          <table:table-cell table:formula="of:=[.I40]/[.$B$25]" office:value-type="float" office:value="10.4795583493325" calcext:value-type="float">
            <text:p>10.4795583493325</text:p>
          </table:table-cell>
          <table:table-cell table:formula="of:=POWER(10;(( (LOG([.J40])-[.$C$37])/[.$D$37])+[.$B$37]))" office:value-type="float" office:value="4.15354759381513" calcext:value-type="float">
            <text:p>4.15354759381513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2" calcext:value-type="float">
            <text:p>402</text:p>
          </table:table-cell>
          <table:table-cell table:formula="of:=(((5-([.N40]/1024)*5))/(([.N40]/1024)*5))" office:value-type="float" office:value="1.54726368159204" calcext:value-type="float">
            <text:p>1.54726368159204</text:p>
          </table:table-cell>
          <table:table-cell table:style-name="ce41" table:formula="of:=[.O40]/[.$B$25]" office:value-type="float" office:value="11.7850081859075" calcext:value-type="float">
            <text:p>11.7850081859075</text:p>
          </table:table-cell>
          <table:table-cell table:formula="of:=POWER(10;(( (LOG([.P40])-[.$C$38])/[.$D$38])+[.$B$38]))" office:value-type="float" office:value="0.222164814663043" calcext:value-type="float">
            <text:p>0.22216481466304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2" calcext:value-type="float">
            <text:p>252</text:p>
          </table:table-cell>
          <table:table-cell table:style-name="Default" table:formula="of:=(((5-([.B41]/1024)*5))/(([.B41]/1024)*5))" office:value-type="float" office:value="3.06349206349206" calcext:value-type="float">
            <text:p>3.06349206349206</text:p>
          </table:table-cell>
          <table:table-cell table:style-name="Default" table:formula="of:=[.C41]/[.$B$17]" office:value-type="float" office:value="7.28677890011223" calcext:value-type="float">
            <text:p>7.28677890011223</text:p>
          </table:table-cell>
          <table:table-cell table:style-name="ce10" table:formula="of:=POWER(10;(( (LOG([.D41])-[.$C$36])/[.$D$36])+[.$B$36]))" office:value-type="float" office:value="1.90763571787541" calcext:value-type="float">
            <text:p>1.90763571787541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41]/1024)*5))/(([.H41]/1024)*5))" office:value-type="float" office:value="1.37037037037037" calcext:value-type="float">
            <text:p>1.37037037037037</text:p>
          </table:table-cell>
          <table:table-cell table:formula="of:=[.I41]/[.$B$25]" office:value-type="float" office:value="10.4376689149213" calcext:value-type="float">
            <text:p>10.4376689149213</text:p>
          </table:table-cell>
          <table:table-cell table:formula="of:=POWER(10;(( (LOG([.J41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table:formula="of:=(((5-([.N41]/1024)*5))/(([.N41]/1024)*5))" office:value-type="float" office:value="1.5409429280397" calcext:value-type="float">
            <text:p>1.5409429280397</text:p>
          </table:table-cell>
          <table:table-cell table:style-name="ce41" table:formula="of:=[.O41]/[.$B$25]" office:value-type="float" office:value="11.7368650457036" calcext:value-type="float">
            <text:p>11.7368650457036</text:p>
          </table:table-cell>
          <table:table-cell table:formula="of:=POWER(10;(( (LOG([.P41])-[.$C$38])/[.$D$38])+[.$B$38]))" office:value-type="float" office:value="0.224450058339286" calcext:value-type="float">
            <text:p>0.224450058339286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2]/1024)*5))/(([.B42]/1024)*5))" office:value-type="float" office:value="3.03149606299213" calcext:value-type="float">
            <text:p>3.03149606299213</text:p>
          </table:table-cell>
          <table:table-cell table:style-name="Default" table:formula="of:=[.C42]/[.$B$17]" office:value-type="float" office:value="7.21067366579178" calcext:value-type="float">
            <text:p>7.21067366579178</text:p>
          </table:table-cell>
          <table:table-cell table:style-name="ce10" table:formula="of:=POWER(10;(( (LOG([.D42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42]/1024)*5))/(([.H42]/1024)*5))" office:value-type="float" office:value="1.37037037037037" calcext:value-type="float">
            <text:p>1.37037037037037</text:p>
          </table:table-cell>
          <table:table-cell table:formula="of:=[.I42]/[.$B$25]" office:value-type="float" office:value="10.4376689149213" calcext:value-type="float">
            <text:p>10.4376689149213</text:p>
          </table:table-cell>
          <table:table-cell table:formula="of:=POWER(10;(( (LOG([.J42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3" calcext:value-type="float">
            <text:p>403</text:p>
          </table:table-cell>
          <table:table-cell table:formula="of:=(((5-([.N42]/1024)*5))/(([.N42]/1024)*5))" office:value-type="float" office:value="1.5409429280397" calcext:value-type="float">
            <text:p>1.5409429280397</text:p>
          </table:table-cell>
          <table:table-cell table:style-name="ce41" table:formula="of:=[.O42]/[.$B$25]" office:value-type="float" office:value="11.7368650457036" calcext:value-type="float">
            <text:p>11.7368650457036</text:p>
          </table:table-cell>
          <table:table-cell table:formula="of:=POWER(10;(( (LOG([.P42])-[.$C$38])/[.$D$38])+[.$B$38]))" office:value-type="float" office:value="0.224450058339286" calcext:value-type="float">
            <text:p>0.224450058339286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3]/1024)*5))/(([.B43]/1024)*5))" office:value-type="float" office:value="3.03149606299213" calcext:value-type="float">
            <text:p>3.03149606299213</text:p>
          </table:table-cell>
          <table:table-cell table:style-name="Default" table:formula="of:=[.C43]/[.$B$17]" office:value-type="float" office:value="7.21067366579178" calcext:value-type="float">
            <text:p>7.21067366579178</text:p>
          </table:table-cell>
          <table:table-cell table:style-name="ce10" table:formula="of:=POWER(10;(( (LOG([.D43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43]/1024)*5))/(([.H43]/1024)*5))" office:value-type="float" office:value="1.364896073903" calcext:value-type="float">
            <text:p>1.364896073903</text:p>
          </table:table-cell>
          <table:table-cell table:formula="of:=[.I43]/[.$B$25]" office:value-type="float" office:value="10.3959729651956" calcext:value-type="float">
            <text:p>10.3959729651956</text:p>
          </table:table-cell>
          <table:table-cell table:formula="of:=POWER(10;(( (LOG([.J43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table:formula="of:=(((5-([.N43]/1024)*5))/(([.N43]/1024)*5))" office:value-type="float" office:value="1.53465346534653" calcext:value-type="float">
            <text:p>1.53465346534653</text:p>
          </table:table-cell>
          <table:table-cell table:style-name="ce41" table:formula="of:=[.O43]/[.$B$25]" office:value-type="float" office:value="11.6889602378768" calcext:value-type="float">
            <text:p>11.6889602378768</text:p>
          </table:table-cell>
          <table:table-cell table:formula="of:=POWER(10;(( (LOG([.P43])-[.$C$38])/[.$D$38])+[.$B$38]))" office:value-type="float" office:value="0.226756788072769" calcext:value-type="float">
            <text:p>0.226756788072769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4]/1024)*5))/(([.B44]/1024)*5))" office:value-type="float" office:value="3.03149606299213" calcext:value-type="float">
            <text:p>3.03149606299213</text:p>
          </table:table-cell>
          <table:table-cell table:style-name="Default" table:formula="of:=[.C44]/[.$B$17]" office:value-type="float" office:value="7.21067366579178" calcext:value-type="float">
            <text:p>7.21067366579178</text:p>
          </table:table-cell>
          <table:table-cell table:style-name="ce10" table:formula="of:=POWER(10;(( (LOG([.D44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44]/1024)*5))/(([.H44]/1024)*5))" office:value-type="float" office:value="1.364896073903" calcext:value-type="float">
            <text:p>1.364896073903</text:p>
          </table:table-cell>
          <table:table-cell table:formula="of:=[.I44]/[.$B$25]" office:value-type="float" office:value="10.3959729651956" calcext:value-type="float">
            <text:p>10.3959729651956</text:p>
          </table:table-cell>
          <table:table-cell table:formula="of:=POWER(10;(( (LOG([.J44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table:formula="of:=(((5-([.N44]/1024)*5))/(([.N44]/1024)*5))" office:value-type="float" office:value="1.53465346534653" calcext:value-type="float">
            <text:p>1.53465346534653</text:p>
          </table:table-cell>
          <table:table-cell table:style-name="ce41" table:formula="of:=[.O44]/[.$B$25]" office:value-type="float" office:value="11.6889602378768" calcext:value-type="float">
            <text:p>11.6889602378768</text:p>
          </table:table-cell>
          <table:table-cell table:formula="of:=POWER(10;(( (LOG([.P44])-[.$C$38])/[.$D$38])+[.$B$38]))" office:value-type="float" office:value="0.226756788072769" calcext:value-type="float">
            <text:p>0.226756788072769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5]/1024)*5))/(([.B45]/1024)*5))" office:value-type="float" office:value="3.03149606299213" calcext:value-type="float">
            <text:p>3.03149606299213</text:p>
          </table:table-cell>
          <table:table-cell table:style-name="Default" table:formula="of:=[.C45]/[.$B$17]" office:value-type="float" office:value="7.21067366579178" calcext:value-type="float">
            <text:p>7.21067366579178</text:p>
          </table:table-cell>
          <table:table-cell table:style-name="ce10" table:formula="of:=POWER(10;(( (LOG([.D45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45]/1024)*5))/(([.H45]/1024)*5))" office:value-type="float" office:value="1.364896073903" calcext:value-type="float">
            <text:p>1.364896073903</text:p>
          </table:table-cell>
          <table:table-cell table:formula="of:=[.I45]/[.$B$25]" office:value-type="float" office:value="10.3959729651956" calcext:value-type="float">
            <text:p>10.3959729651956</text:p>
          </table:table-cell>
          <table:table-cell table:formula="of:=POWER(10;(( (LOG([.J45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table:formula="of:=(((5-([.N45]/1024)*5))/(([.N45]/1024)*5))" office:value-type="float" office:value="1.53465346534653" calcext:value-type="float">
            <text:p>1.53465346534653</text:p>
          </table:table-cell>
          <table:table-cell table:style-name="ce41" table:formula="of:=[.O45]/[.$B$25]" office:value-type="float" office:value="11.6889602378768" calcext:value-type="float">
            <text:p>11.6889602378768</text:p>
          </table:table-cell>
          <table:table-cell table:formula="of:=POWER(10;(( (LOG([.P45])-[.$C$38])/[.$D$38])+[.$B$38]))" office:value-type="float" office:value="0.226756788072769" calcext:value-type="float">
            <text:p>0.226756788072769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6]/1024)*5))/(([.B46]/1024)*5))" office:value-type="float" office:value="3.03149606299213" calcext:value-type="float">
            <text:p>3.03149606299213</text:p>
          </table:table-cell>
          <table:table-cell table:style-name="Default" table:formula="of:=[.C46]/[.$B$17]" office:value-type="float" office:value="7.21067366579178" calcext:value-type="float">
            <text:p>7.21067366579178</text:p>
          </table:table-cell>
          <table:table-cell table:style-name="ce10" table:formula="of:=POWER(10;(( (LOG([.D46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46]/1024)*5))/(([.H46]/1024)*5))" office:value-type="float" office:value="1.37037037037037" calcext:value-type="float">
            <text:p>1.37037037037037</text:p>
          </table:table-cell>
          <table:table-cell table:formula="of:=[.I46]/[.$B$25]" office:value-type="float" office:value="10.4376689149213" calcext:value-type="float">
            <text:p>10.4376689149213</text:p>
          </table:table-cell>
          <table:table-cell table:formula="of:=POWER(10;(( (LOG([.J46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table:formula="of:=(((5-([.N46]/1024)*5))/(([.N46]/1024)*5))" office:value-type="float" office:value="1.53465346534653" calcext:value-type="float">
            <text:p>1.53465346534653</text:p>
          </table:table-cell>
          <table:table-cell table:style-name="ce41" table:formula="of:=[.O46]/[.$B$25]" office:value-type="float" office:value="11.6889602378768" calcext:value-type="float">
            <text:p>11.6889602378768</text:p>
          </table:table-cell>
          <table:table-cell table:formula="of:=POWER(10;(( (LOG([.P46])-[.$C$38])/[.$D$38])+[.$B$38]))" office:value-type="float" office:value="0.226756788072769" calcext:value-type="float">
            <text:p>0.226756788072769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7]/1024)*5))/(([.B47]/1024)*5))" office:value-type="float" office:value="3.03149606299213" calcext:value-type="float">
            <text:p>3.03149606299213</text:p>
          </table:table-cell>
          <table:table-cell table:style-name="Default" table:formula="of:=[.C47]/[.$B$17]" office:value-type="float" office:value="7.21067366579178" calcext:value-type="float">
            <text:p>7.21067366579178</text:p>
          </table:table-cell>
          <table:table-cell table:style-name="ce10" table:formula="of:=POWER(10;(( (LOG([.D47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47]/1024)*5))/(([.H47]/1024)*5))" office:value-type="float" office:value="1.364896073903" calcext:value-type="float">
            <text:p>1.364896073903</text:p>
          </table:table-cell>
          <table:table-cell table:formula="of:=[.I47]/[.$B$25]" office:value-type="float" office:value="10.3959729651956" calcext:value-type="float">
            <text:p>10.3959729651956</text:p>
          </table:table-cell>
          <table:table-cell table:formula="of:=POWER(10;(( (LOG([.J47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4" calcext:value-type="float">
            <text:p>404</text:p>
          </table:table-cell>
          <table:table-cell table:formula="of:=(((5-([.N47]/1024)*5))/(([.N47]/1024)*5))" office:value-type="float" office:value="1.53465346534653" calcext:value-type="float">
            <text:p>1.53465346534653</text:p>
          </table:table-cell>
          <table:table-cell table:style-name="ce41" table:formula="of:=[.O47]/[.$B$25]" office:value-type="float" office:value="11.6889602378768" calcext:value-type="float">
            <text:p>11.6889602378768</text:p>
          </table:table-cell>
          <table:table-cell table:formula="of:=POWER(10;(( (LOG([.P47])-[.$C$38])/[.$D$38])+[.$B$38]))" office:value-type="float" office:value="0.226756788072769" calcext:value-type="float">
            <text:p>0.226756788072769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8]/1024)*5))/(([.B48]/1024)*5))" office:value-type="float" office:value="3.03149606299213" calcext:value-type="float">
            <text:p>3.03149606299213</text:p>
          </table:table-cell>
          <table:table-cell table:style-name="Default" table:formula="of:=[.C48]/[.$B$17]" office:value-type="float" office:value="7.21067366579178" calcext:value-type="float">
            <text:p>7.21067366579178</text:p>
          </table:table-cell>
          <table:table-cell table:style-name="ce10" table:formula="of:=POWER(10;(( (LOG([.D48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48]/1024)*5))/(([.H48]/1024)*5))" office:value-type="float" office:value="1.37037037037037" calcext:value-type="float">
            <text:p>1.37037037037037</text:p>
          </table:table-cell>
          <table:table-cell table:formula="of:=[.I48]/[.$B$25]" office:value-type="float" office:value="10.4376689149213" calcext:value-type="float">
            <text:p>10.4376689149213</text:p>
          </table:table-cell>
          <table:table-cell table:formula="of:=POWER(10;(( (LOG([.J48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table:formula="of:=(((5-([.N48]/1024)*5))/(([.N48]/1024)*5))" office:value-type="float" office:value="1.5283950617284" calcext:value-type="float">
            <text:p>1.5283950617284</text:p>
          </table:table-cell>
          <table:table-cell table:style-name="ce41" table:formula="of:=[.O48]/[.$B$25]" office:value-type="float" office:value="11.6412919970023" calcext:value-type="float">
            <text:p>11.6412919970023</text:p>
          </table:table-cell>
          <table:table-cell table:formula="of:=POWER(10;(( (LOG([.P48])-[.$C$38])/[.$D$38])+[.$B$38]))" office:value-type="float" office:value="0.229085205591781" calcext:value-type="float">
            <text:p>0.22908520559178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4" calcext:value-type="float">
            <text:p>254</text:p>
          </table:table-cell>
          <table:table-cell table:style-name="Default" table:formula="of:=(((5-([.B49]/1024)*5))/(([.B49]/1024)*5))" office:value-type="float" office:value="3.03149606299213" calcext:value-type="float">
            <text:p>3.03149606299213</text:p>
          </table:table-cell>
          <table:table-cell table:style-name="Default" table:formula="of:=[.C49]/[.$B$17]" office:value-type="float" office:value="7.21067366579178" calcext:value-type="float">
            <text:p>7.21067366579178</text:p>
          </table:table-cell>
          <table:table-cell table:style-name="ce10" table:formula="of:=POWER(10;(( (LOG([.D49])-[.$C$36])/[.$D$36])+[.$B$36]))" office:value-type="float" office:value="2.06809484992897" calcext:value-type="float">
            <text:p>2.0680948499289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49]/1024)*5))/(([.H49]/1024)*5))" office:value-type="float" office:value="1.37037037037037" calcext:value-type="float">
            <text:p>1.37037037037037</text:p>
          </table:table-cell>
          <table:table-cell table:formula="of:=[.I49]/[.$B$25]" office:value-type="float" office:value="10.4376689149213" calcext:value-type="float">
            <text:p>10.4376689149213</text:p>
          </table:table-cell>
          <table:table-cell table:formula="of:=POWER(10;(( (LOG([.J49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table:formula="of:=(((5-([.N49]/1024)*5))/(([.N49]/1024)*5))" office:value-type="float" office:value="1.5283950617284" calcext:value-type="float">
            <text:p>1.5283950617284</text:p>
          </table:table-cell>
          <table:table-cell table:style-name="ce41" table:formula="of:=[.O49]/[.$B$25]" office:value-type="float" office:value="11.6412919970023" calcext:value-type="float">
            <text:p>11.6412919970023</text:p>
          </table:table-cell>
          <table:table-cell table:formula="of:=POWER(10;(( (LOG([.P49])-[.$C$38])/[.$D$38])+[.$B$38]))" office:value-type="float" office:value="0.229085205591781" calcext:value-type="float">
            <text:p>0.22908520559178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0]/1024)*5))/(([.B50]/1024)*5))" office:value-type="float" office:value="3.0156862745098" calcext:value-type="float">
            <text:p>3.0156862745098</text:p>
          </table:table-cell>
          <table:table-cell table:style-name="Default" table:formula="of:=[.C50]/[.$B$17]" office:value-type="float" office:value="7.17306872648049" calcext:value-type="float">
            <text:p>7.17306872648049</text:p>
          </table:table-cell>
          <table:table-cell table:style-name="ce10" table:formula="of:=POWER(10;(( (LOG([.D50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50]/1024)*5))/(([.H50]/1024)*5))" office:value-type="float" office:value="1.37037037037037" calcext:value-type="float">
            <text:p>1.37037037037037</text:p>
          </table:table-cell>
          <table:table-cell table:formula="of:=[.I50]/[.$B$25]" office:value-type="float" office:value="10.4376689149213" calcext:value-type="float">
            <text:p>10.4376689149213</text:p>
          </table:table-cell>
          <table:table-cell table:formula="of:=POWER(10;(( (LOG([.J50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table:formula="of:=(((5-([.N50]/1024)*5))/(([.N50]/1024)*5))" office:value-type="float" office:value="1.5283950617284" calcext:value-type="float">
            <text:p>1.5283950617284</text:p>
          </table:table-cell>
          <table:table-cell table:style-name="ce41" table:formula="of:=[.O50]/[.$B$25]" office:value-type="float" office:value="11.6412919970023" calcext:value-type="float">
            <text:p>11.6412919970023</text:p>
          </table:table-cell>
          <table:table-cell table:formula="of:=POWER(10;(( (LOG([.P50])-[.$C$38])/[.$D$38])+[.$B$38]))" office:value-type="float" office:value="0.229085205591781" calcext:value-type="float">
            <text:p>0.22908520559178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1]/1024)*5))/(([.B51]/1024)*5))" office:value-type="float" office:value="3.0156862745098" calcext:value-type="float">
            <text:p>3.0156862745098</text:p>
          </table:table-cell>
          <table:table-cell table:style-name="Default" table:formula="of:=[.C51]/[.$B$17]" office:value-type="float" office:value="7.17306872648049" calcext:value-type="float">
            <text:p>7.17306872648049</text:p>
          </table:table-cell>
          <table:table-cell table:style-name="ce10" table:formula="of:=POWER(10;(( (LOG([.D51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51]/1024)*5))/(([.H51]/1024)*5))" office:value-type="float" office:value="1.37037037037037" calcext:value-type="float">
            <text:p>1.37037037037037</text:p>
          </table:table-cell>
          <table:table-cell table:formula="of:=[.I51]/[.$B$25]" office:value-type="float" office:value="10.4376689149213" calcext:value-type="float">
            <text:p>10.4376689149213</text:p>
          </table:table-cell>
          <table:table-cell table:formula="of:=POWER(10;(( (LOG([.J51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table:formula="of:=(((5-([.N51]/1024)*5))/(([.N51]/1024)*5))" office:value-type="float" office:value="1.5283950617284" calcext:value-type="float">
            <text:p>1.5283950617284</text:p>
          </table:table-cell>
          <table:table-cell table:style-name="ce41" table:formula="of:=[.O51]/[.$B$25]" office:value-type="float" office:value="11.6412919970023" calcext:value-type="float">
            <text:p>11.6412919970023</text:p>
          </table:table-cell>
          <table:table-cell table:formula="of:=POWER(10;(( (LOG([.P51])-[.$C$38])/[.$D$38])+[.$B$38]))" office:value-type="float" office:value="0.229085205591781" calcext:value-type="float">
            <text:p>0.22908520559178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2]/1024)*5))/(([.B52]/1024)*5))" office:value-type="float" office:value="3.0156862745098" calcext:value-type="float">
            <text:p>3.0156862745098</text:p>
          </table:table-cell>
          <table:table-cell table:style-name="Default" table:formula="of:=[.C52]/[.$B$17]" office:value-type="float" office:value="7.17306872648049" calcext:value-type="float">
            <text:p>7.17306872648049</text:p>
          </table:table-cell>
          <table:table-cell table:style-name="ce10" table:formula="of:=POWER(10;(( (LOG([.D52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52]/1024)*5))/(([.H52]/1024)*5))" office:value-type="float" office:value="1.364896073903" calcext:value-type="float">
            <text:p>1.364896073903</text:p>
          </table:table-cell>
          <table:table-cell table:formula="of:=[.I52]/[.$B$25]" office:value-type="float" office:value="10.3959729651956" calcext:value-type="float">
            <text:p>10.3959729651956</text:p>
          </table:table-cell>
          <table:table-cell table:formula="of:=POWER(10;(( (LOG([.J52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table:formula="of:=(((5-([.N52]/1024)*5))/(([.N52]/1024)*5))" office:value-type="float" office:value="1.5283950617284" calcext:value-type="float">
            <text:p>1.5283950617284</text:p>
          </table:table-cell>
          <table:table-cell table:style-name="ce41" table:formula="of:=[.O52]/[.$B$25]" office:value-type="float" office:value="11.6412919970023" calcext:value-type="float">
            <text:p>11.6412919970023</text:p>
          </table:table-cell>
          <table:table-cell table:formula="of:=POWER(10;(( (LOG([.P52])-[.$C$38])/[.$D$38])+[.$B$38]))" office:value-type="float" office:value="0.229085205591781" calcext:value-type="float">
            <text:p>0.22908520559178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3]/1024)*5))/(([.B53]/1024)*5))" office:value-type="float" office:value="3.0156862745098" calcext:value-type="float">
            <text:p>3.0156862745098</text:p>
          </table:table-cell>
          <table:table-cell table:style-name="Default" table:formula="of:=[.C53]/[.$B$17]" office:value-type="float" office:value="7.17306872648049" calcext:value-type="float">
            <text:p>7.17306872648049</text:p>
          </table:table-cell>
          <table:table-cell table:style-name="ce10" table:formula="of:=POWER(10;(( (LOG([.D53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1" calcext:value-type="float">
            <text:p>431</text:p>
          </table:table-cell>
          <table:table-cell table:style-name="ce10" table:formula="of:=(((5-([.H53]/1024)*5))/(([.H53]/1024)*5))" office:value-type="float" office:value="1.37587006960557" calcext:value-type="float">
            <text:p>1.37587006960557</text:p>
          </table:table-cell>
          <table:table-cell table:formula="of:=[.I53]/[.$B$25]" office:value-type="float" office:value="10.4795583493325" calcext:value-type="float">
            <text:p>10.4795583493325</text:p>
          </table:table-cell>
          <table:table-cell table:formula="of:=POWER(10;(( (LOG([.J53])-[.$C$37])/[.$D$37])+[.$B$37]))" office:value-type="float" office:value="4.15354759381513" calcext:value-type="float">
            <text:p>4.15354759381513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5" calcext:value-type="float">
            <text:p>405</text:p>
          </table:table-cell>
          <table:table-cell table:formula="of:=(((5-([.N53]/1024)*5))/(([.N53]/1024)*5))" office:value-type="float" office:value="1.5283950617284" calcext:value-type="float">
            <text:p>1.5283950617284</text:p>
          </table:table-cell>
          <table:table-cell table:style-name="ce41" table:formula="of:=[.O53]/[.$B$25]" office:value-type="float" office:value="11.6412919970023" calcext:value-type="float">
            <text:p>11.6412919970023</text:p>
          </table:table-cell>
          <table:table-cell table:formula="of:=POWER(10;(( (LOG([.P53])-[.$C$38])/[.$D$38])+[.$B$38]))" office:value-type="float" office:value="0.229085205591781" calcext:value-type="float">
            <text:p>0.22908520559178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4]/1024)*5))/(([.B54]/1024)*5))" office:value-type="float" office:value="3.0156862745098" calcext:value-type="float">
            <text:p>3.0156862745098</text:p>
          </table:table-cell>
          <table:table-cell table:style-name="Default" table:formula="of:=[.C54]/[.$B$17]" office:value-type="float" office:value="7.17306872648049" calcext:value-type="float">
            <text:p>7.17306872648049</text:p>
          </table:table-cell>
          <table:table-cell table:style-name="ce10" table:formula="of:=POWER(10;(( (LOG([.D54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54]/1024)*5))/(([.H54]/1024)*5))" office:value-type="float" office:value="1.364896073903" calcext:value-type="float">
            <text:p>1.364896073903</text:p>
          </table:table-cell>
          <table:table-cell table:formula="of:=[.I54]/[.$B$25]" office:value-type="float" office:value="10.3959729651956" calcext:value-type="float">
            <text:p>10.3959729651956</text:p>
          </table:table-cell>
          <table:table-cell table:formula="of:=POWER(10;(( (LOG([.J54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54]/1024)*5))/(([.N54]/1024)*5))" office:value-type="float" office:value="1.52216748768473" calcext:value-type="float">
            <text:p>1.52216748768473</text:p>
          </table:table-cell>
          <table:table-cell table:style-name="ce41" table:formula="of:=[.O54]/[.$B$25]" office:value-type="float" office:value="11.5938585750484" calcext:value-type="float">
            <text:p>11.5938585750484</text:p>
          </table:table-cell>
          <table:table-cell table:formula="of:=POWER(10;(( (LOG([.P54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5]/1024)*5))/(([.B55]/1024)*5))" office:value-type="float" office:value="3.0156862745098" calcext:value-type="float">
            <text:p>3.0156862745098</text:p>
          </table:table-cell>
          <table:table-cell table:style-name="Default" table:formula="of:=[.C55]/[.$B$17]" office:value-type="float" office:value="7.17306872648049" calcext:value-type="float">
            <text:p>7.17306872648049</text:p>
          </table:table-cell>
          <table:table-cell table:style-name="ce10" table:formula="of:=POWER(10;(( (LOG([.D55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55]/1024)*5))/(([.H55]/1024)*5))" office:value-type="float" office:value="1.37037037037037" calcext:value-type="float">
            <text:p>1.37037037037037</text:p>
          </table:table-cell>
          <table:table-cell table:formula="of:=[.I55]/[.$B$25]" office:value-type="float" office:value="10.4376689149213" calcext:value-type="float">
            <text:p>10.4376689149213</text:p>
          </table:table-cell>
          <table:table-cell table:formula="of:=POWER(10;(( (LOG([.J55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55]/1024)*5))/(([.N55]/1024)*5))" office:value-type="float" office:value="1.52216748768473" calcext:value-type="float">
            <text:p>1.52216748768473</text:p>
          </table:table-cell>
          <table:table-cell table:style-name="ce41" table:formula="of:=[.O55]/[.$B$25]" office:value-type="float" office:value="11.5938585750484" calcext:value-type="float">
            <text:p>11.5938585750484</text:p>
          </table:table-cell>
          <table:table-cell table:formula="of:=POWER(10;(( (LOG([.P55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6]/1024)*5))/(([.B56]/1024)*5))" office:value-type="float" office:value="3.0156862745098" calcext:value-type="float">
            <text:p>3.0156862745098</text:p>
          </table:table-cell>
          <table:table-cell table:style-name="Default" table:formula="of:=[.C56]/[.$B$17]" office:value-type="float" office:value="7.17306872648049" calcext:value-type="float">
            <text:p>7.17306872648049</text:p>
          </table:table-cell>
          <table:table-cell table:style-name="ce10" table:formula="of:=POWER(10;(( (LOG([.D56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56]/1024)*5))/(([.H56]/1024)*5))" office:value-type="float" office:value="1.37037037037037" calcext:value-type="float">
            <text:p>1.37037037037037</text:p>
          </table:table-cell>
          <table:table-cell table:formula="of:=[.I56]/[.$B$25]" office:value-type="float" office:value="10.4376689149213" calcext:value-type="float">
            <text:p>10.4376689149213</text:p>
          </table:table-cell>
          <table:table-cell table:formula="of:=POWER(10;(( (LOG([.J56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56]/1024)*5))/(([.N56]/1024)*5))" office:value-type="float" office:value="1.52216748768473" calcext:value-type="float">
            <text:p>1.52216748768473</text:p>
          </table:table-cell>
          <table:table-cell table:style-name="ce41" table:formula="of:=[.O56]/[.$B$25]" office:value-type="float" office:value="11.5938585750484" calcext:value-type="float">
            <text:p>11.5938585750484</text:p>
          </table:table-cell>
          <table:table-cell table:formula="of:=POWER(10;(( (LOG([.P56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7]/1024)*5))/(([.B57]/1024)*5))" office:value-type="float" office:value="3.0156862745098" calcext:value-type="float">
            <text:p>3.0156862745098</text:p>
          </table:table-cell>
          <table:table-cell table:style-name="Default" table:formula="of:=[.C57]/[.$B$17]" office:value-type="float" office:value="7.17306872648049" calcext:value-type="float">
            <text:p>7.17306872648049</text:p>
          </table:table-cell>
          <table:table-cell table:style-name="ce10" table:formula="of:=POWER(10;(( (LOG([.D57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57]/1024)*5))/(([.H57]/1024)*5))" office:value-type="float" office:value="1.37037037037037" calcext:value-type="float">
            <text:p>1.37037037037037</text:p>
          </table:table-cell>
          <table:table-cell table:formula="of:=[.I57]/[.$B$25]" office:value-type="float" office:value="10.4376689149213" calcext:value-type="float">
            <text:p>10.4376689149213</text:p>
          </table:table-cell>
          <table:table-cell table:formula="of:=POWER(10;(( (LOG([.J57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57]/1024)*5))/(([.N57]/1024)*5))" office:value-type="float" office:value="1.52216748768473" calcext:value-type="float">
            <text:p>1.52216748768473</text:p>
          </table:table-cell>
          <table:table-cell table:style-name="ce41" table:formula="of:=[.O57]/[.$B$25]" office:value-type="float" office:value="11.5938585750484" calcext:value-type="float">
            <text:p>11.5938585750484</text:p>
          </table:table-cell>
          <table:table-cell table:formula="of:=POWER(10;(( (LOG([.P57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58]/1024)*5))/(([.B58]/1024)*5))" office:value-type="float" office:value="3.0156862745098" calcext:value-type="float">
            <text:p>3.0156862745098</text:p>
          </table:table-cell>
          <table:table-cell table:style-name="Default" table:formula="of:=[.C58]/[.$B$17]" office:value-type="float" office:value="7.17306872648049" calcext:value-type="float">
            <text:p>7.17306872648049</text:p>
          </table:table-cell>
          <table:table-cell table:style-name="ce10" table:formula="of:=POWER(10;(( (LOG([.D58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58]/1024)*5))/(([.H58]/1024)*5))" office:value-type="float" office:value="1.364896073903" calcext:value-type="float">
            <text:p>1.364896073903</text:p>
          </table:table-cell>
          <table:table-cell table:formula="of:=[.I58]/[.$B$25]" office:value-type="float" office:value="10.3959729651956" calcext:value-type="float">
            <text:p>10.3959729651956</text:p>
          </table:table-cell>
          <table:table-cell table:formula="of:=POWER(10;(( (LOG([.J58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58]/1024)*5))/(([.N58]/1024)*5))" office:value-type="float" office:value="1.52216748768473" calcext:value-type="float">
            <text:p>1.52216748768473</text:p>
          </table:table-cell>
          <table:table-cell table:style-name="ce41" table:formula="of:=[.O58]/[.$B$25]" office:value-type="float" office:value="11.5938585750484" calcext:value-type="float">
            <text:p>11.5938585750484</text:p>
          </table:table-cell>
          <table:table-cell table:formula="of:=POWER(10;(( (LOG([.P58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59]/1024)*5))/(([.B59]/1024)*5))" office:value-type="float" office:value="3" calcext:value-type="float">
            <text:p>3</text:p>
          </table:table-cell>
          <table:table-cell table:style-name="Default" table:formula="of:=[.C59]/[.$B$17]" office:value-type="float" office:value="7.13575757575758" calcext:value-type="float">
            <text:p>7.13575757575758</text:p>
          </table:table-cell>
          <table:table-cell table:style-name="ce10" table:formula="of:=POWER(10;(( (LOG([.D59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59]/1024)*5))/(([.H59]/1024)*5))" office:value-type="float" office:value="1.37037037037037" calcext:value-type="float">
            <text:p>1.37037037037037</text:p>
          </table:table-cell>
          <table:table-cell table:formula="of:=[.I59]/[.$B$25]" office:value-type="float" office:value="10.4376689149213" calcext:value-type="float">
            <text:p>10.4376689149213</text:p>
          </table:table-cell>
          <table:table-cell table:formula="of:=POWER(10;(( (LOG([.J59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59]/1024)*5))/(([.N59]/1024)*5))" office:value-type="float" office:value="1.52216748768473" calcext:value-type="float">
            <text:p>1.52216748768473</text:p>
          </table:table-cell>
          <table:table-cell table:style-name="ce41" table:formula="of:=[.O59]/[.$B$25]" office:value-type="float" office:value="11.5938585750484" calcext:value-type="float">
            <text:p>11.5938585750484</text:p>
          </table:table-cell>
          <table:table-cell table:formula="of:=POWER(10;(( (LOG([.P59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0]/1024)*5))/(([.B60]/1024)*5))" office:value-type="float" office:value="3" calcext:value-type="float">
            <text:p>3</text:p>
          </table:table-cell>
          <table:table-cell table:style-name="Default" table:formula="of:=[.C60]/[.$B$17]" office:value-type="float" office:value="7.13575757575758" calcext:value-type="float">
            <text:p>7.13575757575758</text:p>
          </table:table-cell>
          <table:table-cell table:style-name="ce10" table:formula="of:=POWER(10;(( (LOG([.D60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60]/1024)*5))/(([.H60]/1024)*5))" office:value-type="float" office:value="1.364896073903" calcext:value-type="float">
            <text:p>1.364896073903</text:p>
          </table:table-cell>
          <table:table-cell table:formula="of:=[.I60]/[.$B$25]" office:value-type="float" office:value="10.3959729651956" calcext:value-type="float">
            <text:p>10.3959729651956</text:p>
          </table:table-cell>
          <table:table-cell table:formula="of:=POWER(10;(( (LOG([.J60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0]/1024)*5))/(([.N60]/1024)*5))" office:value-type="float" office:value="1.51597051597052" calcext:value-type="float">
            <text:p>1.51597051597052</text:p>
          </table:table-cell>
          <table:table-cell table:style-name="ce41" table:formula="of:=[.O60]/[.$B$25]" office:value-type="float" office:value="11.546658241163" calcext:value-type="float">
            <text:p>11.546658241163</text:p>
          </table:table-cell>
          <table:table-cell table:formula="of:=POWER(10;(( (LOG([.P60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1]/1024)*5))/(([.B61]/1024)*5))" office:value-type="float" office:value="3" calcext:value-type="float">
            <text:p>3</text:p>
          </table:table-cell>
          <table:table-cell table:style-name="Default" table:formula="of:=[.C61]/[.$B$17]" office:value-type="float" office:value="7.13575757575758" calcext:value-type="float">
            <text:p>7.13575757575758</text:p>
          </table:table-cell>
          <table:table-cell table:style-name="ce10" table:formula="of:=POWER(10;(( (LOG([.D61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61]/1024)*5))/(([.H61]/1024)*5))" office:value-type="float" office:value="1.364896073903" calcext:value-type="float">
            <text:p>1.364896073903</text:p>
          </table:table-cell>
          <table:table-cell table:formula="of:=[.I61]/[.$B$25]" office:value-type="float" office:value="10.3959729651956" calcext:value-type="float">
            <text:p>10.3959729651956</text:p>
          </table:table-cell>
          <table:table-cell table:formula="of:=POWER(10;(( (LOG([.J61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61]/1024)*5))/(([.N61]/1024)*5))" office:value-type="float" office:value="1.52216748768473" calcext:value-type="float">
            <text:p>1.52216748768473</text:p>
          </table:table-cell>
          <table:table-cell table:style-name="ce41" table:formula="of:=[.O61]/[.$B$25]" office:value-type="float" office:value="11.5938585750484" calcext:value-type="float">
            <text:p>11.5938585750484</text:p>
          </table:table-cell>
          <table:table-cell table:formula="of:=POWER(10;(( (LOG([.P61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62]/1024)*5))/(([.B62]/1024)*5))" office:value-type="float" office:value="3.0156862745098" calcext:value-type="float">
            <text:p>3.0156862745098</text:p>
          </table:table-cell>
          <table:table-cell table:style-name="Default" table:formula="of:=[.C62]/[.$B$17]" office:value-type="float" office:value="7.17306872648049" calcext:value-type="float">
            <text:p>7.17306872648049</text:p>
          </table:table-cell>
          <table:table-cell table:style-name="ce10" table:formula="of:=POWER(10;(( (LOG([.D62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62]/1024)*5))/(([.H62]/1024)*5))" office:value-type="float" office:value="1.37037037037037" calcext:value-type="float">
            <text:p>1.37037037037037</text:p>
          </table:table-cell>
          <table:table-cell table:formula="of:=[.I62]/[.$B$25]" office:value-type="float" office:value="10.4376689149213" calcext:value-type="float">
            <text:p>10.4376689149213</text:p>
          </table:table-cell>
          <table:table-cell table:formula="of:=POWER(10;(( (LOG([.J62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62]/1024)*5))/(([.N62]/1024)*5))" office:value-type="float" office:value="1.52216748768473" calcext:value-type="float">
            <text:p>1.52216748768473</text:p>
          </table:table-cell>
          <table:table-cell table:style-name="ce41" table:formula="of:=[.O62]/[.$B$25]" office:value-type="float" office:value="11.5938585750484" calcext:value-type="float">
            <text:p>11.5938585750484</text:p>
          </table:table-cell>
          <table:table-cell table:formula="of:=POWER(10;(( (LOG([.P62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3]/1024)*5))/(([.B63]/1024)*5))" office:value-type="float" office:value="3" calcext:value-type="float">
            <text:p>3</text:p>
          </table:table-cell>
          <table:table-cell table:style-name="Default" table:formula="of:=[.C63]/[.$B$17]" office:value-type="float" office:value="7.13575757575758" calcext:value-type="float">
            <text:p>7.13575757575758</text:p>
          </table:table-cell>
          <table:table-cell table:style-name="ce10" table:formula="of:=POWER(10;(( (LOG([.D63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63]/1024)*5))/(([.H63]/1024)*5))" office:value-type="float" office:value="1.364896073903" calcext:value-type="float">
            <text:p>1.364896073903</text:p>
          </table:table-cell>
          <table:table-cell table:formula="of:=[.I63]/[.$B$25]" office:value-type="float" office:value="10.3959729651956" calcext:value-type="float">
            <text:p>10.3959729651956</text:p>
          </table:table-cell>
          <table:table-cell table:formula="of:=POWER(10;(( (LOG([.J63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63]/1024)*5))/(([.N63]/1024)*5))" office:value-type="float" office:value="1.52216748768473" calcext:value-type="float">
            <text:p>1.52216748768473</text:p>
          </table:table-cell>
          <table:table-cell table:style-name="ce41" table:formula="of:=[.O63]/[.$B$25]" office:value-type="float" office:value="11.5938585750484" calcext:value-type="float">
            <text:p>11.5938585750484</text:p>
          </table:table-cell>
          <table:table-cell table:formula="of:=POWER(10;(( (LOG([.P63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4]/1024)*5))/(([.B64]/1024)*5))" office:value-type="float" office:value="3" calcext:value-type="float">
            <text:p>3</text:p>
          </table:table-cell>
          <table:table-cell table:style-name="Default" table:formula="of:=[.C64]/[.$B$17]" office:value-type="float" office:value="7.13575757575758" calcext:value-type="float">
            <text:p>7.13575757575758</text:p>
          </table:table-cell>
          <table:table-cell table:style-name="ce10" table:formula="of:=POWER(10;(( (LOG([.D64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4" calcext:value-type="float">
            <text:p>434</text:p>
          </table:table-cell>
          <table:table-cell table:style-name="ce10" table:formula="of:=(((5-([.H64]/1024)*5))/(([.H64]/1024)*5))" office:value-type="float" office:value="1.3594470046083" calcext:value-type="float">
            <text:p>1.3594470046083</text:p>
          </table:table-cell>
          <table:table-cell table:formula="of:=[.I64]/[.$B$25]" office:value-type="float" office:value="10.3544691627037" calcext:value-type="float">
            <text:p>10.3544691627037</text:p>
          </table:table-cell>
          <table:table-cell table:formula="of:=POWER(10;(( (LOG([.J64])-[.$C$37])/[.$D$37])+[.$B$37]))" office:value-type="float" office:value="4.26103632038243" calcext:value-type="float">
            <text:p>4.26103632038243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4]/1024)*5))/(([.N64]/1024)*5))" office:value-type="float" office:value="1.51597051597052" calcext:value-type="float">
            <text:p>1.51597051597052</text:p>
          </table:table-cell>
          <table:table-cell table:style-name="ce41" table:formula="of:=[.O64]/[.$B$25]" office:value-type="float" office:value="11.546658241163" calcext:value-type="float">
            <text:p>11.546658241163</text:p>
          </table:table-cell>
          <table:table-cell table:formula="of:=POWER(10;(( (LOG([.P64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5]/1024)*5))/(([.B65]/1024)*5))" office:value-type="float" office:value="3" calcext:value-type="float">
            <text:p>3</text:p>
          </table:table-cell>
          <table:table-cell table:style-name="Default" table:formula="of:=[.C65]/[.$B$17]" office:value-type="float" office:value="7.13575757575758" calcext:value-type="float">
            <text:p>7.13575757575758</text:p>
          </table:table-cell>
          <table:table-cell table:style-name="ce10" table:formula="of:=POWER(10;(( (LOG([.D65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4" calcext:value-type="float">
            <text:p>434</text:p>
          </table:table-cell>
          <table:table-cell table:style-name="ce10" table:formula="of:=(((5-([.H65]/1024)*5))/(([.H65]/1024)*5))" office:value-type="float" office:value="1.3594470046083" calcext:value-type="float">
            <text:p>1.3594470046083</text:p>
          </table:table-cell>
          <table:table-cell table:formula="of:=[.I65]/[.$B$25]" office:value-type="float" office:value="10.3544691627037" calcext:value-type="float">
            <text:p>10.3544691627037</text:p>
          </table:table-cell>
          <table:table-cell table:formula="of:=POWER(10;(( (LOG([.J65])-[.$C$37])/[.$D$37])+[.$B$37]))" office:value-type="float" office:value="4.26103632038243" calcext:value-type="float">
            <text:p>4.26103632038243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5]/1024)*5))/(([.N65]/1024)*5))" office:value-type="float" office:value="1.51597051597052" calcext:value-type="float">
            <text:p>1.51597051597052</text:p>
          </table:table-cell>
          <table:table-cell table:style-name="ce41" table:formula="of:=[.O65]/[.$B$25]" office:value-type="float" office:value="11.546658241163" calcext:value-type="float">
            <text:p>11.546658241163</text:p>
          </table:table-cell>
          <table:table-cell table:formula="of:=POWER(10;(( (LOG([.P65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6]/1024)*5))/(([.B66]/1024)*5))" office:value-type="float" office:value="3" calcext:value-type="float">
            <text:p>3</text:p>
          </table:table-cell>
          <table:table-cell table:style-name="Default" table:formula="of:=[.C66]/[.$B$17]" office:value-type="float" office:value="7.13575757575758" calcext:value-type="float">
            <text:p>7.13575757575758</text:p>
          </table:table-cell>
          <table:table-cell table:style-name="ce10" table:formula="of:=POWER(10;(( (LOG([.D66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66]/1024)*5))/(([.H66]/1024)*5))" office:value-type="float" office:value="1.37037037037037" calcext:value-type="float">
            <text:p>1.37037037037037</text:p>
          </table:table-cell>
          <table:table-cell table:formula="of:=[.I66]/[.$B$25]" office:value-type="float" office:value="10.4376689149213" calcext:value-type="float">
            <text:p>10.4376689149213</text:p>
          </table:table-cell>
          <table:table-cell table:formula="of:=POWER(10;(( (LOG([.J66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6]/1024)*5))/(([.N66]/1024)*5))" office:value-type="float" office:value="1.51597051597052" calcext:value-type="float">
            <text:p>1.51597051597052</text:p>
          </table:table-cell>
          <table:table-cell table:style-name="ce41" table:formula="of:=[.O66]/[.$B$25]" office:value-type="float" office:value="11.546658241163" calcext:value-type="float">
            <text:p>11.546658241163</text:p>
          </table:table-cell>
          <table:table-cell table:formula="of:=POWER(10;(( (LOG([.P66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7]/1024)*5))/(([.B67]/1024)*5))" office:value-type="float" office:value="3" calcext:value-type="float">
            <text:p>3</text:p>
          </table:table-cell>
          <table:table-cell table:style-name="Default" table:formula="of:=[.C67]/[.$B$17]" office:value-type="float" office:value="7.13575757575758" calcext:value-type="float">
            <text:p>7.13575757575758</text:p>
          </table:table-cell>
          <table:table-cell table:style-name="ce10" table:formula="of:=POWER(10;(( (LOG([.D67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67]/1024)*5))/(([.H67]/1024)*5))" office:value-type="float" office:value="1.364896073903" calcext:value-type="float">
            <text:p>1.364896073903</text:p>
          </table:table-cell>
          <table:table-cell table:formula="of:=[.I67]/[.$B$25]" office:value-type="float" office:value="10.3959729651956" calcext:value-type="float">
            <text:p>10.3959729651956</text:p>
          </table:table-cell>
          <table:table-cell table:formula="of:=POWER(10;(( (LOG([.J67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7]/1024)*5))/(([.N67]/1024)*5))" office:value-type="float" office:value="1.51597051597052" calcext:value-type="float">
            <text:p>1.51597051597052</text:p>
          </table:table-cell>
          <table:table-cell table:style-name="ce41" table:formula="of:=[.O67]/[.$B$25]" office:value-type="float" office:value="11.546658241163" calcext:value-type="float">
            <text:p>11.546658241163</text:p>
          </table:table-cell>
          <table:table-cell table:formula="of:=POWER(10;(( (LOG([.P67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8]/1024)*5))/(([.B68]/1024)*5))" office:value-type="float" office:value="3" calcext:value-type="float">
            <text:p>3</text:p>
          </table:table-cell>
          <table:table-cell table:style-name="Default" table:formula="of:=[.C68]/[.$B$17]" office:value-type="float" office:value="7.13575757575758" calcext:value-type="float">
            <text:p>7.13575757575758</text:p>
          </table:table-cell>
          <table:table-cell table:style-name="ce10" table:formula="of:=POWER(10;(( (LOG([.D68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68]/1024)*5))/(([.H68]/1024)*5))" office:value-type="float" office:value="1.37037037037037" calcext:value-type="float">
            <text:p>1.37037037037037</text:p>
          </table:table-cell>
          <table:table-cell table:formula="of:=[.I68]/[.$B$25]" office:value-type="float" office:value="10.4376689149213" calcext:value-type="float">
            <text:p>10.4376689149213</text:p>
          </table:table-cell>
          <table:table-cell table:formula="of:=POWER(10;(( (LOG([.J68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8]/1024)*5))/(([.N68]/1024)*5))" office:value-type="float" office:value="1.51597051597052" calcext:value-type="float">
            <text:p>1.51597051597052</text:p>
          </table:table-cell>
          <table:table-cell table:style-name="ce41" table:formula="of:=[.O68]/[.$B$25]" office:value-type="float" office:value="11.546658241163" calcext:value-type="float">
            <text:p>11.546658241163</text:p>
          </table:table-cell>
          <table:table-cell table:formula="of:=POWER(10;(( (LOG([.P68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69]/1024)*5))/(([.B69]/1024)*5))" office:value-type="float" office:value="3" calcext:value-type="float">
            <text:p>3</text:p>
          </table:table-cell>
          <table:table-cell table:style-name="Default" table:formula="of:=[.C69]/[.$B$17]" office:value-type="float" office:value="7.13575757575758" calcext:value-type="float">
            <text:p>7.13575757575758</text:p>
          </table:table-cell>
          <table:table-cell table:style-name="ce10" table:formula="of:=POWER(10;(( (LOG([.D69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69]/1024)*5))/(([.H69]/1024)*5))" office:value-type="float" office:value="1.37037037037037" calcext:value-type="float">
            <text:p>1.37037037037037</text:p>
          </table:table-cell>
          <table:table-cell table:formula="of:=[.I69]/[.$B$25]" office:value-type="float" office:value="10.4376689149213" calcext:value-type="float">
            <text:p>10.4376689149213</text:p>
          </table:table-cell>
          <table:table-cell table:formula="of:=POWER(10;(( (LOG([.J69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69]/1024)*5))/(([.N69]/1024)*5))" office:value-type="float" office:value="1.51597051597052" calcext:value-type="float">
            <text:p>1.51597051597052</text:p>
          </table:table-cell>
          <table:table-cell table:style-name="ce41" table:formula="of:=[.O69]/[.$B$25]" office:value-type="float" office:value="11.546658241163" calcext:value-type="float">
            <text:p>11.546658241163</text:p>
          </table:table-cell>
          <table:table-cell table:formula="of:=POWER(10;(( (LOG([.P69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0]/1024)*5))/(([.B70]/1024)*5))" office:value-type="float" office:value="3" calcext:value-type="float">
            <text:p>3</text:p>
          </table:table-cell>
          <table:table-cell table:style-name="Default" table:formula="of:=[.C70]/[.$B$17]" office:value-type="float" office:value="7.13575757575758" calcext:value-type="float">
            <text:p>7.13575757575758</text:p>
          </table:table-cell>
          <table:table-cell table:style-name="ce10" table:formula="of:=POWER(10;(( (LOG([.D70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70]/1024)*5))/(([.H70]/1024)*5))" office:value-type="float" office:value="1.364896073903" calcext:value-type="float">
            <text:p>1.364896073903</text:p>
          </table:table-cell>
          <table:table-cell table:formula="of:=[.I70]/[.$B$25]" office:value-type="float" office:value="10.3959729651956" calcext:value-type="float">
            <text:p>10.3959729651956</text:p>
          </table:table-cell>
          <table:table-cell table:formula="of:=POWER(10;(( (LOG([.J70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0]/1024)*5))/(([.N70]/1024)*5))" office:value-type="float" office:value="1.51597051597052" calcext:value-type="float">
            <text:p>1.51597051597052</text:p>
          </table:table-cell>
          <table:table-cell table:style-name="ce41" table:formula="of:=[.O70]/[.$B$25]" office:value-type="float" office:value="11.546658241163" calcext:value-type="float">
            <text:p>11.546658241163</text:p>
          </table:table-cell>
          <table:table-cell table:formula="of:=POWER(10;(( (LOG([.P70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1]/1024)*5))/(([.B71]/1024)*5))" office:value-type="float" office:value="3" calcext:value-type="float">
            <text:p>3</text:p>
          </table:table-cell>
          <table:table-cell table:style-name="Default" table:formula="of:=[.C71]/[.$B$17]" office:value-type="float" office:value="7.13575757575758" calcext:value-type="float">
            <text:p>7.13575757575758</text:p>
          </table:table-cell>
          <table:table-cell table:style-name="ce10" table:formula="of:=POWER(10;(( (LOG([.D71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1]/1024)*5))/(([.H71]/1024)*5))" office:value-type="float" office:value="1.37037037037037" calcext:value-type="float">
            <text:p>1.37037037037037</text:p>
          </table:table-cell>
          <table:table-cell table:formula="of:=[.I71]/[.$B$25]" office:value-type="float" office:value="10.4376689149213" calcext:value-type="float">
            <text:p>10.4376689149213</text:p>
          </table:table-cell>
          <table:table-cell table:formula="of:=POWER(10;(( (LOG([.J71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1]/1024)*5))/(([.N71]/1024)*5))" office:value-type="float" office:value="1.51597051597052" calcext:value-type="float">
            <text:p>1.51597051597052</text:p>
          </table:table-cell>
          <table:table-cell table:style-name="ce41" table:formula="of:=[.O71]/[.$B$25]" office:value-type="float" office:value="11.546658241163" calcext:value-type="float">
            <text:p>11.546658241163</text:p>
          </table:table-cell>
          <table:table-cell table:formula="of:=POWER(10;(( (LOG([.P71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2]/1024)*5))/(([.B72]/1024)*5))" office:value-type="float" office:value="3" calcext:value-type="float">
            <text:p>3</text:p>
          </table:table-cell>
          <table:table-cell table:style-name="Default" table:formula="of:=[.C72]/[.$B$17]" office:value-type="float" office:value="7.13575757575758" calcext:value-type="float">
            <text:p>7.13575757575758</text:p>
          </table:table-cell>
          <table:table-cell table:style-name="ce10" table:formula="of:=POWER(10;(( (LOG([.D72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2]/1024)*5))/(([.H72]/1024)*5))" office:value-type="float" office:value="1.37037037037037" calcext:value-type="float">
            <text:p>1.37037037037037</text:p>
          </table:table-cell>
          <table:table-cell table:formula="of:=[.I72]/[.$B$25]" office:value-type="float" office:value="10.4376689149213" calcext:value-type="float">
            <text:p>10.4376689149213</text:p>
          </table:table-cell>
          <table:table-cell table:formula="of:=POWER(10;(( (LOG([.J72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2]/1024)*5))/(([.N72]/1024)*5))" office:value-type="float" office:value="1.51597051597052" calcext:value-type="float">
            <text:p>1.51597051597052</text:p>
          </table:table-cell>
          <table:table-cell table:style-name="ce41" table:formula="of:=[.O72]/[.$B$25]" office:value-type="float" office:value="11.546658241163" calcext:value-type="float">
            <text:p>11.546658241163</text:p>
          </table:table-cell>
          <table:table-cell table:formula="of:=POWER(10;(( (LOG([.P72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3]/1024)*5))/(([.B73]/1024)*5))" office:value-type="float" office:value="3" calcext:value-type="float">
            <text:p>3</text:p>
          </table:table-cell>
          <table:table-cell table:style-name="Default" table:formula="of:=[.C73]/[.$B$17]" office:value-type="float" office:value="7.13575757575758" calcext:value-type="float">
            <text:p>7.13575757575758</text:p>
          </table:table-cell>
          <table:table-cell table:style-name="ce10" table:formula="of:=POWER(10;(( (LOG([.D73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73]/1024)*5))/(([.H73]/1024)*5))" office:value-type="float" office:value="1.364896073903" calcext:value-type="float">
            <text:p>1.364896073903</text:p>
          </table:table-cell>
          <table:table-cell table:formula="of:=[.I73]/[.$B$25]" office:value-type="float" office:value="10.3959729651956" calcext:value-type="float">
            <text:p>10.3959729651956</text:p>
          </table:table-cell>
          <table:table-cell table:formula="of:=POWER(10;(( (LOG([.J73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3]/1024)*5))/(([.N73]/1024)*5))" office:value-type="float" office:value="1.51597051597052" calcext:value-type="float">
            <text:p>1.51597051597052</text:p>
          </table:table-cell>
          <table:table-cell table:style-name="ce41" table:formula="of:=[.O73]/[.$B$25]" office:value-type="float" office:value="11.546658241163" calcext:value-type="float">
            <text:p>11.546658241163</text:p>
          </table:table-cell>
          <table:table-cell table:formula="of:=POWER(10;(( (LOG([.P73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4]/1024)*5))/(([.B74]/1024)*5))" office:value-type="float" office:value="3" calcext:value-type="float">
            <text:p>3</text:p>
          </table:table-cell>
          <table:table-cell table:style-name="Default" table:formula="of:=[.C74]/[.$B$17]" office:value-type="float" office:value="7.13575757575758" calcext:value-type="float">
            <text:p>7.13575757575758</text:p>
          </table:table-cell>
          <table:table-cell table:style-name="ce10" table:formula="of:=POWER(10;(( (LOG([.D74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4]/1024)*5))/(([.H74]/1024)*5))" office:value-type="float" office:value="1.37037037037037" calcext:value-type="float">
            <text:p>1.37037037037037</text:p>
          </table:table-cell>
          <table:table-cell table:formula="of:=[.I74]/[.$B$25]" office:value-type="float" office:value="10.4376689149213" calcext:value-type="float">
            <text:p>10.4376689149213</text:p>
          </table:table-cell>
          <table:table-cell table:formula="of:=POWER(10;(( (LOG([.J74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4]/1024)*5))/(([.N74]/1024)*5))" office:value-type="float" office:value="1.51597051597052" calcext:value-type="float">
            <text:p>1.51597051597052</text:p>
          </table:table-cell>
          <table:table-cell table:style-name="ce41" table:formula="of:=[.O74]/[.$B$25]" office:value-type="float" office:value="11.546658241163" calcext:value-type="float">
            <text:p>11.546658241163</text:p>
          </table:table-cell>
          <table:table-cell table:formula="of:=POWER(10;(( (LOG([.P74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5]/1024)*5))/(([.B75]/1024)*5))" office:value-type="float" office:value="3" calcext:value-type="float">
            <text:p>3</text:p>
          </table:table-cell>
          <table:table-cell table:style-name="Default" table:formula="of:=[.C75]/[.$B$17]" office:value-type="float" office:value="7.13575757575758" calcext:value-type="float">
            <text:p>7.13575757575758</text:p>
          </table:table-cell>
          <table:table-cell table:style-name="ce10" table:formula="of:=POWER(10;(( (LOG([.D75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5]/1024)*5))/(([.H75]/1024)*5))" office:value-type="float" office:value="1.37037037037037" calcext:value-type="float">
            <text:p>1.37037037037037</text:p>
          </table:table-cell>
          <table:table-cell table:formula="of:=[.I75]/[.$B$25]" office:value-type="float" office:value="10.4376689149213" calcext:value-type="float">
            <text:p>10.4376689149213</text:p>
          </table:table-cell>
          <table:table-cell table:formula="of:=POWER(10;(( (LOG([.J75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5]/1024)*5))/(([.N75]/1024)*5))" office:value-type="float" office:value="1.51597051597052" calcext:value-type="float">
            <text:p>1.51597051597052</text:p>
          </table:table-cell>
          <table:table-cell table:style-name="ce41" table:formula="of:=[.O75]/[.$B$25]" office:value-type="float" office:value="11.546658241163" calcext:value-type="float">
            <text:p>11.546658241163</text:p>
          </table:table-cell>
          <table:table-cell table:formula="of:=POWER(10;(( (LOG([.P75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6]/1024)*5))/(([.B76]/1024)*5))" office:value-type="float" office:value="3" calcext:value-type="float">
            <text:p>3</text:p>
          </table:table-cell>
          <table:table-cell table:style-name="Default" table:formula="of:=[.C76]/[.$B$17]" office:value-type="float" office:value="7.13575757575758" calcext:value-type="float">
            <text:p>7.13575757575758</text:p>
          </table:table-cell>
          <table:table-cell table:style-name="ce10" table:formula="of:=POWER(10;(( (LOG([.D76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6]/1024)*5))/(([.H76]/1024)*5))" office:value-type="float" office:value="1.37037037037037" calcext:value-type="float">
            <text:p>1.37037037037037</text:p>
          </table:table-cell>
          <table:table-cell table:formula="of:=[.I76]/[.$B$25]" office:value-type="float" office:value="10.4376689149213" calcext:value-type="float">
            <text:p>10.4376689149213</text:p>
          </table:table-cell>
          <table:table-cell table:formula="of:=POWER(10;(( (LOG([.J76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6]/1024)*5))/(([.N76]/1024)*5))" office:value-type="float" office:value="1.51597051597052" calcext:value-type="float">
            <text:p>1.51597051597052</text:p>
          </table:table-cell>
          <table:table-cell table:style-name="ce41" table:formula="of:=[.O76]/[.$B$25]" office:value-type="float" office:value="11.546658241163" calcext:value-type="float">
            <text:p>11.546658241163</text:p>
          </table:table-cell>
          <table:table-cell table:formula="of:=POWER(10;(( (LOG([.P76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7]/1024)*5))/(([.B77]/1024)*5))" office:value-type="float" office:value="3" calcext:value-type="float">
            <text:p>3</text:p>
          </table:table-cell>
          <table:table-cell table:style-name="Default" table:formula="of:=[.C77]/[.$B$17]" office:value-type="float" office:value="7.13575757575758" calcext:value-type="float">
            <text:p>7.13575757575758</text:p>
          </table:table-cell>
          <table:table-cell table:style-name="ce10" table:formula="of:=POWER(10;(( (LOG([.D77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7]/1024)*5))/(([.H77]/1024)*5))" office:value-type="float" office:value="1.37037037037037" calcext:value-type="float">
            <text:p>1.37037037037037</text:p>
          </table:table-cell>
          <table:table-cell table:formula="of:=[.I77]/[.$B$25]" office:value-type="float" office:value="10.4376689149213" calcext:value-type="float">
            <text:p>10.4376689149213</text:p>
          </table:table-cell>
          <table:table-cell table:formula="of:=POWER(10;(( (LOG([.J77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7]/1024)*5))/(([.N77]/1024)*5))" office:value-type="float" office:value="1.51597051597052" calcext:value-type="float">
            <text:p>1.51597051597052</text:p>
          </table:table-cell>
          <table:table-cell table:style-name="ce41" table:formula="of:=[.O77]/[.$B$25]" office:value-type="float" office:value="11.546658241163" calcext:value-type="float">
            <text:p>11.546658241163</text:p>
          </table:table-cell>
          <table:table-cell table:formula="of:=POWER(10;(( (LOG([.P77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8]/1024)*5))/(([.B78]/1024)*5))" office:value-type="float" office:value="3" calcext:value-type="float">
            <text:p>3</text:p>
          </table:table-cell>
          <table:table-cell table:style-name="Default" table:formula="of:=[.C78]/[.$B$17]" office:value-type="float" office:value="7.13575757575758" calcext:value-type="float">
            <text:p>7.13575757575758</text:p>
          </table:table-cell>
          <table:table-cell table:style-name="ce10" table:formula="of:=POWER(10;(( (LOG([.D78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78]/1024)*5))/(([.H78]/1024)*5))" office:value-type="float" office:value="1.37037037037037" calcext:value-type="float">
            <text:p>1.37037037037037</text:p>
          </table:table-cell>
          <table:table-cell table:formula="of:=[.I78]/[.$B$25]" office:value-type="float" office:value="10.4376689149213" calcext:value-type="float">
            <text:p>10.4376689149213</text:p>
          </table:table-cell>
          <table:table-cell table:formula="of:=POWER(10;(( (LOG([.J78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8]/1024)*5))/(([.N78]/1024)*5))" office:value-type="float" office:value="1.51597051597052" calcext:value-type="float">
            <text:p>1.51597051597052</text:p>
          </table:table-cell>
          <table:table-cell table:style-name="ce41" table:formula="of:=[.O78]/[.$B$25]" office:value-type="float" office:value="11.546658241163" calcext:value-type="float">
            <text:p>11.546658241163</text:p>
          </table:table-cell>
          <table:table-cell table:formula="of:=POWER(10;(( (LOG([.P78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79]/1024)*5))/(([.B79]/1024)*5))" office:value-type="float" office:value="3" calcext:value-type="float">
            <text:p>3</text:p>
          </table:table-cell>
          <table:table-cell table:style-name="Default" table:formula="of:=[.C79]/[.$B$17]" office:value-type="float" office:value="7.13575757575758" calcext:value-type="float">
            <text:p>7.13575757575758</text:p>
          </table:table-cell>
          <table:table-cell table:style-name="ce10" table:formula="of:=POWER(10;(( (LOG([.D79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79]/1024)*5))/(([.H79]/1024)*5))" office:value-type="float" office:value="1.364896073903" calcext:value-type="float">
            <text:p>1.364896073903</text:p>
          </table:table-cell>
          <table:table-cell table:formula="of:=[.I79]/[.$B$25]" office:value-type="float" office:value="10.3959729651956" calcext:value-type="float">
            <text:p>10.3959729651956</text:p>
          </table:table-cell>
          <table:table-cell table:formula="of:=POWER(10;(( (LOG([.J79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79]/1024)*5))/(([.N79]/1024)*5))" office:value-type="float" office:value="1.51597051597052" calcext:value-type="float">
            <text:p>1.51597051597052</text:p>
          </table:table-cell>
          <table:table-cell table:style-name="ce41" table:formula="of:=[.O79]/[.$B$25]" office:value-type="float" office:value="11.546658241163" calcext:value-type="float">
            <text:p>11.546658241163</text:p>
          </table:table-cell>
          <table:table-cell table:formula="of:=POWER(10;(( (LOG([.P79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0]/1024)*5))/(([.B80]/1024)*5))" office:value-type="float" office:value="3" calcext:value-type="float">
            <text:p>3</text:p>
          </table:table-cell>
          <table:table-cell table:style-name="Default" table:formula="of:=[.C80]/[.$B$17]" office:value-type="float" office:value="7.13575757575758" calcext:value-type="float">
            <text:p>7.13575757575758</text:p>
          </table:table-cell>
          <table:table-cell table:style-name="ce10" table:formula="of:=POWER(10;(( (LOG([.D80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0]/1024)*5))/(([.H80]/1024)*5))" office:value-type="float" office:value="1.37037037037037" calcext:value-type="float">
            <text:p>1.37037037037037</text:p>
          </table:table-cell>
          <table:table-cell table:formula="of:=[.I80]/[.$B$25]" office:value-type="float" office:value="10.4376689149213" calcext:value-type="float">
            <text:p>10.4376689149213</text:p>
          </table:table-cell>
          <table:table-cell table:formula="of:=POWER(10;(( (LOG([.J80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0]/1024)*5))/(([.N80]/1024)*5))" office:value-type="float" office:value="1.51597051597052" calcext:value-type="float">
            <text:p>1.51597051597052</text:p>
          </table:table-cell>
          <table:table-cell table:style-name="ce41" table:formula="of:=[.O80]/[.$B$25]" office:value-type="float" office:value="11.546658241163" calcext:value-type="float">
            <text:p>11.546658241163</text:p>
          </table:table-cell>
          <table:table-cell table:formula="of:=POWER(10;(( (LOG([.P80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1]/1024)*5))/(([.B81]/1024)*5))" office:value-type="float" office:value="3" calcext:value-type="float">
            <text:p>3</text:p>
          </table:table-cell>
          <table:table-cell table:style-name="Default" table:formula="of:=[.C81]/[.$B$17]" office:value-type="float" office:value="7.13575757575758" calcext:value-type="float">
            <text:p>7.13575757575758</text:p>
          </table:table-cell>
          <table:table-cell table:style-name="ce10" table:formula="of:=POWER(10;(( (LOG([.D81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81]/1024)*5))/(([.H81]/1024)*5))" office:value-type="float" office:value="1.364896073903" calcext:value-type="float">
            <text:p>1.364896073903</text:p>
          </table:table-cell>
          <table:table-cell table:formula="of:=[.I81]/[.$B$25]" office:value-type="float" office:value="10.3959729651956" calcext:value-type="float">
            <text:p>10.3959729651956</text:p>
          </table:table-cell>
          <table:table-cell table:formula="of:=POWER(10;(( (LOG([.J81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1]/1024)*5))/(([.N81]/1024)*5))" office:value-type="float" office:value="1.51597051597052" calcext:value-type="float">
            <text:p>1.51597051597052</text:p>
          </table:table-cell>
          <table:table-cell table:style-name="ce41" table:formula="of:=[.O81]/[.$B$25]" office:value-type="float" office:value="11.546658241163" calcext:value-type="float">
            <text:p>11.546658241163</text:p>
          </table:table-cell>
          <table:table-cell table:formula="of:=POWER(10;(( (LOG([.P81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2]/1024)*5))/(([.B82]/1024)*5))" office:value-type="float" office:value="3" calcext:value-type="float">
            <text:p>3</text:p>
          </table:table-cell>
          <table:table-cell table:style-name="Default" table:formula="of:=[.C82]/[.$B$17]" office:value-type="float" office:value="7.13575757575758" calcext:value-type="float">
            <text:p>7.13575757575758</text:p>
          </table:table-cell>
          <table:table-cell table:style-name="ce10" table:formula="of:=POWER(10;(( (LOG([.D82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2]/1024)*5))/(([.H82]/1024)*5))" office:value-type="float" office:value="1.37037037037037" calcext:value-type="float">
            <text:p>1.37037037037037</text:p>
          </table:table-cell>
          <table:table-cell table:formula="of:=[.I82]/[.$B$25]" office:value-type="float" office:value="10.4376689149213" calcext:value-type="float">
            <text:p>10.4376689149213</text:p>
          </table:table-cell>
          <table:table-cell table:formula="of:=POWER(10;(( (LOG([.J82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2]/1024)*5))/(([.N82]/1024)*5))" office:value-type="float" office:value="1.51597051597052" calcext:value-type="float">
            <text:p>1.51597051597052</text:p>
          </table:table-cell>
          <table:table-cell table:style-name="ce41" table:formula="of:=[.O82]/[.$B$25]" office:value-type="float" office:value="11.546658241163" calcext:value-type="float">
            <text:p>11.546658241163</text:p>
          </table:table-cell>
          <table:table-cell table:formula="of:=POWER(10;(( (LOG([.P82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3]/1024)*5))/(([.B83]/1024)*5))" office:value-type="float" office:value="3" calcext:value-type="float">
            <text:p>3</text:p>
          </table:table-cell>
          <table:table-cell table:style-name="Default" table:formula="of:=[.C83]/[.$B$17]" office:value-type="float" office:value="7.13575757575758" calcext:value-type="float">
            <text:p>7.13575757575758</text:p>
          </table:table-cell>
          <table:table-cell table:style-name="ce10" table:formula="of:=POWER(10;(( (LOG([.D83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3]/1024)*5))/(([.H83]/1024)*5))" office:value-type="float" office:value="1.37037037037037" calcext:value-type="float">
            <text:p>1.37037037037037</text:p>
          </table:table-cell>
          <table:table-cell table:formula="of:=[.I83]/[.$B$25]" office:value-type="float" office:value="10.4376689149213" calcext:value-type="float">
            <text:p>10.4376689149213</text:p>
          </table:table-cell>
          <table:table-cell table:formula="of:=POWER(10;(( (LOG([.J83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3]/1024)*5))/(([.N83]/1024)*5))" office:value-type="float" office:value="1.51597051597052" calcext:value-type="float">
            <text:p>1.51597051597052</text:p>
          </table:table-cell>
          <table:table-cell table:style-name="ce41" table:formula="of:=[.O83]/[.$B$25]" office:value-type="float" office:value="11.546658241163" calcext:value-type="float">
            <text:p>11.546658241163</text:p>
          </table:table-cell>
          <table:table-cell table:formula="of:=POWER(10;(( (LOG([.P83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4]/1024)*5))/(([.B84]/1024)*5))" office:value-type="float" office:value="3" calcext:value-type="float">
            <text:p>3</text:p>
          </table:table-cell>
          <table:table-cell table:style-name="Default" table:formula="of:=[.C84]/[.$B$17]" office:value-type="float" office:value="7.13575757575758" calcext:value-type="float">
            <text:p>7.13575757575758</text:p>
          </table:table-cell>
          <table:table-cell table:style-name="ce10" table:formula="of:=POWER(10;(( (LOG([.D84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4]/1024)*5))/(([.H84]/1024)*5))" office:value-type="float" office:value="1.37037037037037" calcext:value-type="float">
            <text:p>1.37037037037037</text:p>
          </table:table-cell>
          <table:table-cell table:formula="of:=[.I84]/[.$B$25]" office:value-type="float" office:value="10.4376689149213" calcext:value-type="float">
            <text:p>10.4376689149213</text:p>
          </table:table-cell>
          <table:table-cell table:formula="of:=POWER(10;(( (LOG([.J84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4]/1024)*5))/(([.N84]/1024)*5))" office:value-type="float" office:value="1.51597051597052" calcext:value-type="float">
            <text:p>1.51597051597052</text:p>
          </table:table-cell>
          <table:table-cell table:style-name="ce41" table:formula="of:=[.O84]/[.$B$25]" office:value-type="float" office:value="11.546658241163" calcext:value-type="float">
            <text:p>11.546658241163</text:p>
          </table:table-cell>
          <table:table-cell table:formula="of:=POWER(10;(( (LOG([.P84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5]/1024)*5))/(([.B85]/1024)*5))" office:value-type="float" office:value="3" calcext:value-type="float">
            <text:p>3</text:p>
          </table:table-cell>
          <table:table-cell table:style-name="Default" table:formula="of:=[.C85]/[.$B$17]" office:value-type="float" office:value="7.13575757575758" calcext:value-type="float">
            <text:p>7.13575757575758</text:p>
          </table:table-cell>
          <table:table-cell table:style-name="ce10" table:formula="of:=POWER(10;(( (LOG([.D85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85]/1024)*5))/(([.H85]/1024)*5))" office:value-type="float" office:value="1.364896073903" calcext:value-type="float">
            <text:p>1.364896073903</text:p>
          </table:table-cell>
          <table:table-cell table:formula="of:=[.I85]/[.$B$25]" office:value-type="float" office:value="10.3959729651956" calcext:value-type="float">
            <text:p>10.3959729651956</text:p>
          </table:table-cell>
          <table:table-cell table:formula="of:=POWER(10;(( (LOG([.J85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5]/1024)*5))/(([.N85]/1024)*5))" office:value-type="float" office:value="1.51597051597052" calcext:value-type="float">
            <text:p>1.51597051597052</text:p>
          </table:table-cell>
          <table:table-cell table:style-name="ce41" table:formula="of:=[.O85]/[.$B$25]" office:value-type="float" office:value="11.546658241163" calcext:value-type="float">
            <text:p>11.546658241163</text:p>
          </table:table-cell>
          <table:table-cell table:formula="of:=POWER(10;(( (LOG([.P85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6]/1024)*5))/(([.B86]/1024)*5))" office:value-type="float" office:value="3" calcext:value-type="float">
            <text:p>3</text:p>
          </table:table-cell>
          <table:table-cell table:style-name="Default" table:formula="of:=[.C86]/[.$B$17]" office:value-type="float" office:value="7.13575757575758" calcext:value-type="float">
            <text:p>7.13575757575758</text:p>
          </table:table-cell>
          <table:table-cell table:style-name="ce10" table:formula="of:=POWER(10;(( (LOG([.D86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6]/1024)*5))/(([.H86]/1024)*5))" office:value-type="float" office:value="1.37037037037037" calcext:value-type="float">
            <text:p>1.37037037037037</text:p>
          </table:table-cell>
          <table:table-cell table:formula="of:=[.I86]/[.$B$25]" office:value-type="float" office:value="10.4376689149213" calcext:value-type="float">
            <text:p>10.4376689149213</text:p>
          </table:table-cell>
          <table:table-cell table:formula="of:=POWER(10;(( (LOG([.J86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6]/1024)*5))/(([.N86]/1024)*5))" office:value-type="float" office:value="1.51597051597052" calcext:value-type="float">
            <text:p>1.51597051597052</text:p>
          </table:table-cell>
          <table:table-cell table:style-name="ce41" table:formula="of:=[.O86]/[.$B$25]" office:value-type="float" office:value="11.546658241163" calcext:value-type="float">
            <text:p>11.546658241163</text:p>
          </table:table-cell>
          <table:table-cell table:formula="of:=POWER(10;(( (LOG([.P86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table:formula="of:=(((5-([.B87]/1024)*5))/(([.B87]/1024)*5))" office:value-type="float" office:value="3" calcext:value-type="float">
            <text:p>3</text:p>
          </table:table-cell>
          <table:table-cell table:style-name="Default" table:formula="of:=[.C87]/[.$B$17]" office:value-type="float" office:value="7.13575757575758" calcext:value-type="float">
            <text:p>7.13575757575758</text:p>
          </table:table-cell>
          <table:table-cell table:style-name="ce10" table:formula="of:=POWER(10;(( (LOG([.D87])-[.$C$36])/[.$D$36])+[.$B$36]))" office:value-type="float" office:value="2.24109809901953" calcext:value-type="float">
            <text:p>2.24109809901953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7]/1024)*5))/(([.H87]/1024)*5))" office:value-type="float" office:value="1.37037037037037" calcext:value-type="float">
            <text:p>1.37037037037037</text:p>
          </table:table-cell>
          <table:table-cell table:formula="of:=[.I87]/[.$B$25]" office:value-type="float" office:value="10.4376689149213" calcext:value-type="float">
            <text:p>10.4376689149213</text:p>
          </table:table-cell>
          <table:table-cell table:formula="of:=POWER(10;(( (LOG([.J87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7" calcext:value-type="float">
            <text:p>407</text:p>
          </table:table-cell>
          <table:table-cell table:formula="of:=(((5-([.N87]/1024)*5))/(([.N87]/1024)*5))" office:value-type="float" office:value="1.51597051597052" calcext:value-type="float">
            <text:p>1.51597051597052</text:p>
          </table:table-cell>
          <table:table-cell table:style-name="ce41" table:formula="of:=[.O87]/[.$B$25]" office:value-type="float" office:value="11.546658241163" calcext:value-type="float">
            <text:p>11.546658241163</text:p>
          </table:table-cell>
          <table:table-cell table:formula="of:=POWER(10;(( (LOG([.P87])-[.$C$38])/[.$D$38])+[.$B$38]))" office:value-type="float" office:value="0.233807921259721" calcext:value-type="float">
            <text:p>0.233807921259721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88]/1024)*5))/(([.B88]/1024)*5))" office:value-type="float" office:value="3.0156862745098" calcext:value-type="float">
            <text:p>3.0156862745098</text:p>
          </table:table-cell>
          <table:table-cell table:style-name="Default" table:formula="of:=[.C88]/[.$B$17]" office:value-type="float" office:value="7.17306872648049" calcext:value-type="float">
            <text:p>7.17306872648049</text:p>
          </table:table-cell>
          <table:table-cell table:style-name="ce10" table:formula="of:=POWER(10;(( (LOG([.D88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8]/1024)*5))/(([.H88]/1024)*5))" office:value-type="float" office:value="1.37037037037037" calcext:value-type="float">
            <text:p>1.37037037037037</text:p>
          </table:table-cell>
          <table:table-cell table:formula="of:=[.I88]/[.$B$25]" office:value-type="float" office:value="10.4376689149213" calcext:value-type="float">
            <text:p>10.4376689149213</text:p>
          </table:table-cell>
          <table:table-cell table:formula="of:=POWER(10;(( (LOG([.J88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88]/1024)*5))/(([.N88]/1024)*5))" office:value-type="float" office:value="1.52216748768473" calcext:value-type="float">
            <text:p>1.52216748768473</text:p>
          </table:table-cell>
          <table:table-cell table:style-name="ce41" table:formula="of:=[.O88]/[.$B$25]" office:value-type="float" office:value="11.5938585750484" calcext:value-type="float">
            <text:p>11.5938585750484</text:p>
          </table:table-cell>
          <table:table-cell table:formula="of:=POWER(10;(( (LOG([.P88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89]/1024)*5))/(([.B89]/1024)*5))" office:value-type="float" office:value="3.0156862745098" calcext:value-type="float">
            <text:p>3.0156862745098</text:p>
          </table:table-cell>
          <table:table-cell table:style-name="Default" table:formula="of:=[.C89]/[.$B$17]" office:value-type="float" office:value="7.17306872648049" calcext:value-type="float">
            <text:p>7.17306872648049</text:p>
          </table:table-cell>
          <table:table-cell table:style-name="ce10" table:formula="of:=POWER(10;(( (LOG([.D89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2" calcext:value-type="float">
            <text:p>432</text:p>
          </table:table-cell>
          <table:table-cell table:style-name="ce10" table:formula="of:=(((5-([.H89]/1024)*5))/(([.H89]/1024)*5))" office:value-type="float" office:value="1.37037037037037" calcext:value-type="float">
            <text:p>1.37037037037037</text:p>
          </table:table-cell>
          <table:table-cell table:formula="of:=[.I89]/[.$B$25]" office:value-type="float" office:value="10.4376689149213" calcext:value-type="float">
            <text:p>10.4376689149213</text:p>
          </table:table-cell>
          <table:table-cell table:formula="of:=POWER(10;(( (LOG([.J89])-[.$C$37])/[.$D$37])+[.$B$37]))" office:value-type="float" office:value="4.18909468744495" calcext:value-type="float">
            <text:p>4.18909468744495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89]/1024)*5))/(([.N89]/1024)*5))" office:value-type="float" office:value="1.52216748768473" calcext:value-type="float">
            <text:p>1.52216748768473</text:p>
          </table:table-cell>
          <table:table-cell table:style-name="ce41" table:formula="of:=[.O89]/[.$B$25]" office:value-type="float" office:value="11.5938585750484" calcext:value-type="float">
            <text:p>11.5938585750484</text:p>
          </table:table-cell>
          <table:table-cell table:formula="of:=POWER(10;(( (LOG([.P89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style-name="ce10" office:value-type="string" calcext:value-type="string">
            <text:p>MQ5 value: 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table:formula="of:=(((5-([.B90]/1024)*5))/(([.B90]/1024)*5))" office:value-type="float" office:value="3.0156862745098" calcext:value-type="float">
            <text:p>3.0156862745098</text:p>
          </table:table-cell>
          <table:table-cell table:style-name="Default" table:formula="of:=[.C90]/[.$B$17]" office:value-type="float" office:value="7.17306872648049" calcext:value-type="float">
            <text:p>7.17306872648049</text:p>
          </table:table-cell>
          <table:table-cell table:style-name="ce10" table:formula="of:=POWER(10;(( (LOG([.D90])-[.$C$36])/[.$D$36])+[.$B$36]))" office:value-type="float" office:value="2.1529727040957" calcext:value-type="float">
            <text:p>2.1529727040957</text:p>
          </table:table-cell>
          <table:table-cell table:style-name="Default"/>
          <table:table-cell table:style-name="ce10" office:value-type="string" calcext:value-type="string">
            <text:p>MQ2 value: </text:p>
          </table:table-cell>
          <table:table-cell table:style-name="Default" office:value-type="float" office:value="433" calcext:value-type="float">
            <text:p>433</text:p>
          </table:table-cell>
          <table:table-cell table:style-name="ce10" table:formula="of:=(((5-([.H90]/1024)*5))/(([.H90]/1024)*5))" office:value-type="float" office:value="1.364896073903" calcext:value-type="float">
            <text:p>1.364896073903</text:p>
          </table:table-cell>
          <table:table-cell table:formula="of:=[.I90]/[.$B$25]" office:value-type="float" office:value="10.3959729651956" calcext:value-type="float">
            <text:p>10.3959729651956</text:p>
          </table:table-cell>
          <table:table-cell table:formula="of:=POWER(10;(( (LOG([.J90])-[.$C$37])/[.$D$37])+[.$B$37]))" office:value-type="float" office:value="4.22492348378227" calcext:value-type="float">
            <text:p>4.22492348378227</text:p>
          </table:table-cell>
          <table:table-cell/>
          <table:table-cell table:style-name="ce10" office:value-type="string" calcext:value-type="string">
            <text:p>MQ135 value: </text:p>
          </table:table-cell>
          <table:table-cell office:value-type="float" office:value="406" calcext:value-type="float">
            <text:p>406</text:p>
          </table:table-cell>
          <table:table-cell table:formula="of:=(((5-([.N90]/1024)*5))/(([.N90]/1024)*5))" office:value-type="float" office:value="1.52216748768473" calcext:value-type="float">
            <text:p>1.52216748768473</text:p>
          </table:table-cell>
          <table:table-cell table:style-name="ce41" table:formula="of:=[.O90]/[.$B$25]" office:value-type="float" office:value="11.5938585750484" calcext:value-type="float">
            <text:p>11.5938585750484</text:p>
          </table:table-cell>
          <table:table-cell table:formula="of:=POWER(10;(( (LOG([.P90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 table:number-columns-repeated="2"/>
          <table:table-cell table:style-name="Default" table:formula="of:=(((5-([.B91]/1024)*5))/(([.B91]/1024)*5))" office:value-type="string" office:string-value="" calcext:value-type="error">
            <text:p>#DIV/0!</text:p>
          </table:table-cell>
          <table:table-cell table:style-name="Default" table:formula="of:=[.C91]/[.$B$17]" office:value-type="string" office:string-value="" calcext:value-type="error">
            <text:p>#DIV/0!</text:p>
          </table:table-cell>
          <table:table-cell table:style-name="ce10" table:formula="of:=POWER(10;(( (LOG([.D91])-[.$C$36])/[.$D$36])+[.$B$36]))" office:value-type="string" office:string-value="" calcext:value-type="error">
            <text:p>#DIV/0!</text:p>
          </table:table-cell>
          <table:table-cell/>
          <table:table-cell table:style-name="Default" table:number-columns-repeated="2"/>
          <table:table-cell table:style-name="ce10" table:formula="of:=(((5-([.H91]/1024)*5))/(([.H91]/1024)*5))" office:value-type="string" office:string-value="" calcext:value-type="error">
            <text:p>#DIV/0!</text:p>
          </table:table-cell>
          <table:table-cell table:formula="of:=[.I91]/[.$B$25]" office:value-type="string" office:string-value="" calcext:value-type="error">
            <text:p>#DIV/0!</text:p>
          </table:table-cell>
          <table:table-cell table:formula="of:=POWER(10;(( (LOG([.J91])-[.$C$37])/[.$D$37])+[.$B$37]))" office:value-type="string" office:string-value="" calcext:value-type="error">
            <text:p>#DIV/0!</text:p>
          </table:table-cell>
          <table:table-cell table:number-columns-repeated="3"/>
          <table:table-cell table:formula="of:=(((5-([.N91]/1024)*5))/(([.N91]/1024)*5))" office:value-type="string" office:string-value="" calcext:value-type="error">
            <text:p>#DIV/0!</text:p>
          </table:table-cell>
          <table:table-cell table:style-name="ce41" table:formula="of:=[.O91]/[.$B$25]" office:value-type="string" office:string-value="" calcext:value-type="error">
            <text:p>#DIV/0!</text:p>
          </table:table-cell>
          <table:table-cell table:formula="of:=POWER(10;(( (LOG([.P91])-[.$C$38])/[.$D$38])+[.$B$38])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office:value-type="float" office:value="258" calcext:value-type="float">
            <text:p>258</text:p>
          </table:table-cell>
          <table:table-cell table:style-name="Default" table:formula="of:=(((5-([.B92]/1024)*5))/(([.B92]/1024)*5))" office:value-type="float" office:value="2.96899224806202" calcext:value-type="float">
            <text:p>2.96899224806202</text:p>
          </table:table-cell>
          <table:table-cell table:style-name="Default" table:formula="of:=[.C92]/[.$B$17]" office:value-type="float" office:value="7.06200297549135" calcext:value-type="float">
            <text:p>7.06200297549135</text:p>
          </table:table-cell>
          <table:table-cell table:style-name="ce10" table:formula="of:=POWER(10;(( (LOG([.D92])-[.$C$36])/[.$D$36])+[.$B$36]))" office:value-type="float" office:value="2.42756031485066" calcext:value-type="float">
            <text:p>2.42756031485066</text:p>
          </table:table-cell>
          <table:table-cell/>
          <table:table-cell table:style-name="Default"/>
          <table:table-cell table:style-name="Default" office:value-type="float" office:value="437" calcext:value-type="float">
            <text:p>437</text:p>
          </table:table-cell>
          <table:table-cell table:style-name="ce10" table:formula="of:=(((5-([.H92]/1024)*5))/(([.H92]/1024)*5))" office:value-type="float" office:value="1.34324942791762" calcext:value-type="float">
            <text:p>1.34324942791762</text:p>
          </table:table-cell>
          <table:table-cell table:formula="of:=[.I92]/[.$B$25]" office:value-type="float" office:value="10.2310974477449" calcext:value-type="float">
            <text:p>10.2310974477449</text:p>
          </table:table-cell>
          <table:table-cell table:formula="of:=POWER(10;(( (LOG([.J92])-[.$C$37])/[.$D$37])+[.$B$37]))" office:value-type="float" office:value="4.37110278338454" calcext:value-type="float">
            <text:p>4.37110278338454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formula="of:=(((5-([.N92]/1024)*5))/(([.N92]/1024)*5))" office:value-type="float" office:value="1.46153846153846" calcext:value-type="float">
            <text:p>1.46153846153846</text:p>
          </table:table-cell>
          <table:table-cell table:style-name="ce41" table:formula="of:=[.O92]/[.$B$25]" office:value-type="float" office:value="11.1320668468911" calcext:value-type="float">
            <text:p>11.1320668468911</text:p>
          </table:table-cell>
          <table:table-cell table:formula="of:=POWER(10;(( (LOG([.P92])-[.$C$38])/[.$D$38])+[.$B$38]))" office:value-type="float" office:value="0.256189004488353" calcext:value-type="float">
            <text:p>0.256189004488353</text:p>
          </table:table-cell>
        </table:table-row>
        <table:table-row table:style-name="ro1">
          <table:table-cell/>
          <table:table-cell table:style-name="Default" office:value-type="float" office:value="255" calcext:value-type="float">
            <text:p>255</text:p>
          </table:table-cell>
          <table:table-cell table:style-name="Default" table:formula="of:=(((5-([.B93]/1024)*5))/(([.B93]/1024)*5))" office:value-type="float" office:value="3.0156862745098" calcext:value-type="float">
            <text:p>3.0156862745098</text:p>
          </table:table-cell>
          <table:table-cell table:style-name="Default" table:formula="of:=[.C93]/[.$B$17]" office:value-type="float" office:value="7.17306872648049" calcext:value-type="float">
            <text:p>7.17306872648049</text:p>
          </table:table-cell>
          <table:table-cell table:style-name="ce10" table:formula="of:=POWER(10;(( (LOG([.D93])-[.$C$36])/[.$D$36])+[.$B$36]))" office:value-type="float" office:value="2.1529727040957" calcext:value-type="float">
            <text:p>2.1529727040957</text:p>
          </table:table-cell>
          <table:table-cell table:number-columns-repeated="2"/>
          <table:table-cell table:style-name="Default" office:value-type="float" office:value="432" calcext:value-type="float">
            <text:p>432</text:p>
          </table:table-cell>
          <table:table-cell table:style-name="ce10" table:formula="of:=(((5-([.H93]/1024)*5))/(([.H93]/1024)*5))" office:value-type="float" office:value="1.37037037037037" calcext:value-type="float">
            <text:p>1.37037037037037</text:p>
          </table:table-cell>
          <table:table-cell table:formula="of:=[.I93]/[.$B$25]" office:value-type="float" office:value="10.4376689149213" calcext:value-type="float">
            <text:p>10.4376689149213</text:p>
          </table:table-cell>
          <table:table-cell table:formula="of:=POWER(10;(( (LOG([.J93])-[.$C$37])/[.$D$37])+[.$B$37]))" office:value-type="float" office:value="4.18909468744495" calcext:value-type="float">
            <text:p>4.18909468744495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table:formula="of:=(((5-([.N93]/1024)*5))/(([.N93]/1024)*5))" office:value-type="float" office:value="1.52216748768473" calcext:value-type="float">
            <text:p>1.52216748768473</text:p>
          </table:table-cell>
          <table:table-cell table:style-name="ce41" table:formula="of:=[.O93]/[.$B$25]" office:value-type="float" office:value="11.5938585750484" calcext:value-type="float">
            <text:p>11.5938585750484</text:p>
          </table:table-cell>
          <table:table-cell table:formula="of:=POWER(10;(( (LOG([.P93])-[.$C$38])/[.$D$38])+[.$B$38]))" office:value-type="float" office:value="0.231435514691873" calcext:value-type="float">
            <text:p>0.231435514691873</text:p>
          </table:table-cell>
        </table:table-row>
        <table:table-row table:style-name="ro1">
          <table:table-cell/>
          <table:table-cell table:style-name="Default" office:value-type="float" office:value="247" calcext:value-type="float">
            <text:p>247</text:p>
          </table:table-cell>
          <table:table-cell table:style-name="Default" table:formula="of:=(((5-([.B94]/1024)*5))/(([.B94]/1024)*5))" office:value-type="float" office:value="3.14574898785425" calcext:value-type="float">
            <text:p>3.14574898785425</text:p>
          </table:table-cell>
          <table:table-cell table:style-name="Default" table:formula="of:=[.C94]/[.$B$17]" office:value-type="float" office:value="7.4824340571709" calcext:value-type="float">
            <text:p>7.4824340571709</text:p>
          </table:table-cell>
          <table:table-cell table:style-name="ce10" table:formula="of:=POWER(10;(( (LOG([.D94])-[.$C$36])/[.$D$36])+[.$B$36]))" office:value-type="float" office:value="1.55588576372932" calcext:value-type="float">
            <text:p>1.55588576372932</text:p>
          </table:table-cell>
          <table:table-cell table:number-columns-repeated="2"/>
          <table:table-cell table:style-name="Default" office:value-type="float" office:value="425" calcext:value-type="float">
            <text:p>425</text:p>
          </table:table-cell>
          <table:table-cell table:style-name="ce10" table:formula="of:=(((5-([.H94]/1024)*5))/(([.H94]/1024)*5))" office:value-type="float" office:value="1.40941176470588" calcext:value-type="float">
            <text:p>1.40941176470588</text:p>
          </table:table-cell>
          <table:table-cell table:formula="of:=[.I94]/[.$B$25]" office:value-type="float" office:value="10.7350346175531" calcext:value-type="float">
            <text:p>10.7350346175531</text:p>
          </table:table-cell>
          <table:table-cell table:formula="of:=POWER(10;(( (LOG([.J94])-[.$C$37])/[.$D$37])+[.$B$37]))" office:value-type="float" office:value="3.94605263562795" calcext:value-type="float">
            <text:p>3.94605263562795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(((5-([.N94]/1024)*5))/(([.N94]/1024)*5))" office:value-type="float" office:value="1.59240506329114" calcext:value-type="float">
            <text:p>1.59240506329114</text:p>
          </table:table-cell>
          <table:table-cell table:style-name="ce41" table:formula="of:=[.O94]/[.$B$25]" office:value-type="float" office:value="12.1288355239212" calcext:value-type="float">
            <text:p>12.1288355239212</text:p>
          </table:table-cell>
          <table:table-cell table:formula="of:=POWER(10;(( (LOG([.P94])-[.$C$38])/[.$D$38])+[.$B$38]))" office:value-type="float" office:value="0.206753196734057" calcext:value-type="float">
            <text:p>0.206753196734057</text:p>
          </table:table-cell>
        </table:table-row>
        <table:table-row table:style-name="ro1">
          <table:table-cell/>
          <table:table-cell table:style-name="Default" office:value-type="float" office:value="242" calcext:value-type="float">
            <text:p>242</text:p>
          </table:table-cell>
          <table:table-cell table:style-name="Default" table:formula="of:=(((5-([.B95]/1024)*5))/(([.B95]/1024)*5))" office:value-type="float" office:value="3.23140495867769" calcext:value-type="float">
            <text:p>3.23140495867769</text:p>
          </table:table-cell>
          <table:table-cell table:style-name="Default" table:formula="of:=[.C95]/[.$B$17]" office:value-type="float" office:value="7.68617413807496" calcext:value-type="float">
            <text:p>7.68617413807496</text:p>
          </table:table-cell>
          <table:table-cell table:style-name="ce10" table:formula="of:=POWER(10;(( (LOG([.D95])-[.$C$36])/[.$D$36])+[.$B$36]))" office:value-type="float" office:value="1.2654036412674" calcext:value-type="float">
            <text:p>1.2654036412674</text:p>
          </table:table-cell>
          <table:table-cell table:number-columns-repeated="2"/>
          <table:table-cell table:style-name="Default" office:value-type="float" office:value="421" calcext:value-type="float">
            <text:p>421</text:p>
          </table:table-cell>
          <table:table-cell table:style-name="ce10" table:formula="of:=(((5-([.H95]/1024)*5))/(([.H95]/1024)*5))" office:value-type="float" office:value="1.43230403800475" calcext:value-type="float">
            <text:p>1.43230403800475</text:p>
          </table:table-cell>
          <table:table-cell table:formula="of:=[.I95]/[.$B$25]" office:value-type="float" office:value="10.909397676307" calcext:value-type="float">
            <text:p>10.909397676307</text:p>
          </table:table-cell>
          <table:table-cell table:formula="of:=POWER(10;(( (LOG([.J95])-[.$C$37])/[.$D$37])+[.$B$37]))" office:value-type="float" office:value="3.81307151459949" calcext:value-type="float">
            <text:p>3.81307151459949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formula="of:=(((5-([.N95]/1024)*5))/(([.N95]/1024)*5))" office:value-type="float" office:value="1.57286432160804" calcext:value-type="float">
            <text:p>1.57286432160804</text:p>
          </table:table-cell>
          <table:table-cell table:style-name="ce41" table:formula="of:=[.O95]/[.$B$25]" office:value-type="float" office:value="11.98" calcext:value-type="float">
            <text:p>11.98</text:p>
          </table:table-cell>
          <table:table-cell table:formula="of:=POWER(10;(( (LOG([.P95])-[.$C$38])/[.$D$38])+[.$B$38]))" office:value-type="float" office:value="0.21323473700796" calcext:value-type="float">
            <text:p>0.21323473700796</text:p>
          </table:table-cell>
        </table:table-row>
        <table:table-row table:style-name="ro1">
          <table:table-cell/>
          <table:table-cell table:style-name="Default" office:value-type="float" office:value="246" calcext:value-type="float">
            <text:p>246</text:p>
          </table:table-cell>
          <table:table-cell table:style-name="Default" table:formula="of:=(((5-([.B96]/1024)*5))/(([.B96]/1024)*5))" office:value-type="float" office:value="3.16260162601626" calcext:value-type="float">
            <text:p>3.16260162601626</text:p>
          </table:table-cell>
          <table:table-cell table:style-name="Default" table:formula="of:=[.C96]/[.$B$17]" office:value-type="float" office:value="7.52251950398292" calcext:value-type="float">
            <text:p>7.52251950398292</text:p>
          </table:table-cell>
          <table:table-cell table:style-name="ce10" table:formula="of:=POWER(10;(( (LOG([.D96])-[.$C$36])/[.$D$36])+[.$B$36]))" office:value-type="float" office:value="1.49323544074807" calcext:value-type="float">
            <text:p>1.49323544074807</text:p>
          </table:table-cell>
          <table:table-cell table:number-columns-repeated="2"/>
          <table:table-cell table:style-name="Default" office:value-type="float" office:value="432" calcext:value-type="float">
            <text:p>432</text:p>
          </table:table-cell>
          <table:table-cell table:style-name="ce10" table:formula="of:=(((5-([.H96]/1024)*5))/(([.H96]/1024)*5))" office:value-type="float" office:value="1.37037037037037" calcext:value-type="float">
            <text:p>1.37037037037037</text:p>
          </table:table-cell>
          <table:table-cell table:formula="of:=[.I96]/[.$B$25]" office:value-type="float" office:value="10.4376689149213" calcext:value-type="float">
            <text:p>10.4376689149213</text:p>
          </table:table-cell>
          <table:table-cell table:formula="of:=POWER(10;(( (LOG([.J96])-[.$C$37])/[.$D$37])+[.$B$37]))" office:value-type="float" office:value="4.18909468744495" calcext:value-type="float">
            <text:p>4.18909468744495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(((5-([.N96]/1024)*5))/(([.N96]/1024)*5))" office:value-type="float" office:value="1.49756097560976" calcext:value-type="float">
            <text:p>1.49756097560976</text:p>
          </table:table-cell>
          <table:table-cell table:style-name="ce41" table:formula="of:=[.O96]/[.$B$25]" office:value-type="float" office:value="11.4064387126938" calcext:value-type="float">
            <text:p>11.4064387126938</text:p>
          </table:table-cell>
          <table:table-cell table:formula="of:=POWER(10;(( (LOG([.P96])-[.$C$38])/[.$D$38])+[.$B$38]))" office:value-type="float" office:value="0.241059816513347" calcext:value-type="float">
            <text:p>0.241059816513347</text:p>
          </table:table-cell>
        </table:table-row>
        <table:table-row table:style-name="ro1">
          <table:table-cell/>
          <table:table-cell table:style-name="Default" office:value-type="float" office:value="249" calcext:value-type="float">
            <text:p>249</text:p>
          </table:table-cell>
          <table:table-cell table:style-name="Default" table:formula="of:=(((5-([.B97]/1024)*5))/(([.B97]/1024)*5))" office:value-type="float" office:value="3.11244979919679" calcext:value-type="float">
            <text:p>3.11244979919679</text:p>
          </table:table-cell>
          <table:table-cell table:style-name="Default" table:formula="of:=[.C97]/[.$B$17]" office:value-type="float" office:value="7.40322907792787" calcext:value-type="float">
            <text:p>7.40322907792787</text:p>
          </table:table-cell>
          <table:table-cell table:style-name="ce10" table:formula="of:=POWER(10;(( (LOG([.D97])-[.$C$36])/[.$D$36])+[.$B$36]))" office:value-type="float" office:value="1.68860987008566" calcext:value-type="float">
            <text:p>1.68860987008566</text:p>
          </table:table-cell>
          <table:table-cell table:number-columns-repeated="2"/>
          <table:table-cell table:style-name="Default" office:value-type="float" office:value="429" calcext:value-type="float">
            <text:p>429</text:p>
          </table:table-cell>
          <table:table-cell table:style-name="ce10" table:formula="of:=(((5-([.H97]/1024)*5))/(([.H97]/1024)*5))" office:value-type="float" office:value="1.38694638694639" calcext:value-type="float">
            <text:p>1.38694638694639</text:p>
          </table:table-cell>
          <table:table-cell table:formula="of:=[.I97]/[.$B$25]" office:value-type="float" office:value="10.5639230843704" calcext:value-type="float">
            <text:p>10.5639230843704</text:p>
          </table:table-cell>
          <table:table-cell table:formula="of:=POWER(10;(( (LOG([.J97])-[.$C$37])/[.$D$37])+[.$B$37]))" office:value-type="float" office:value="4.08328927452864" calcext:value-type="float">
            <text:p>4.08328927452864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formula="of:=(((5-([.N97]/1024)*5))/(([.N97]/1024)*5))" office:value-type="float" office:value="1.47342995169082" calcext:value-type="float">
            <text:p>1.47342995169082</text:p>
          </table:table-cell>
          <table:table-cell table:style-name="ce41" table:formula="of:=[.O97]/[.$B$25]" office:value-type="float" office:value="11.2226404901915" calcext:value-type="float">
            <text:p>11.2226404901915</text:p>
          </table:table-cell>
          <table:table-cell table:formula="of:=POWER(10;(( (LOG([.P97])-[.$C$38])/[.$D$38])+[.$B$38]))" office:value-type="float" office:value="0.251051241264601" calcext:value-type="float">
            <text:p>0.251051241264601</text:p>
          </table:table-cell>
        </table:table-row>
        <table:table-row table:style-name="ro1">
          <table:table-cell/>
          <table:table-cell table:style-name="Default" office:value-type="float" office:value="248" calcext:value-type="float">
            <text:p>248</text:p>
          </table:table-cell>
          <table:table-cell table:style-name="Default" table:formula="of:=(((5-([.B98]/1024)*5))/(([.B98]/1024)*5))" office:value-type="float" office:value="3.12903225806452" calcext:value-type="float">
            <text:p>3.12903225806452</text:p>
          </table:table-cell>
          <table:table-cell table:style-name="Default" table:formula="of:=[.C98]/[.$B$17]" office:value-type="float" office:value="7.44267188009123" calcext:value-type="float">
            <text:p>7.44267188009123</text:p>
          </table:table-cell>
          <table:table-cell table:style-name="ce10" table:formula="of:=POWER(10;(( (LOG([.D98])-[.$C$36])/[.$D$36])+[.$B$36]))" office:value-type="float" office:value="1.62098090971986" calcext:value-type="float">
            <text:p>1.62098090971986</text:p>
          </table:table-cell>
          <table:table-cell table:number-columns-repeated="2"/>
          <table:table-cell table:style-name="Default" office:value-type="float" office:value="443" calcext:value-type="float">
            <text:p>443</text:p>
          </table:table-cell>
          <table:table-cell table:style-name="ce10" table:formula="of:=(((5-([.H98]/1024)*5))/(([.H98]/1024)*5))" office:value-type="float" office:value="1.31151241534989" calcext:value-type="float">
            <text:p>1.31151241534989</text:p>
          </table:table-cell>
          <table:table-cell table:formula="of:=[.I98]/[.$B$25]" office:value-type="float" office:value="9.98936686403335" calcext:value-type="float">
            <text:p>9.98936686403335</text:p>
          </table:table-cell>
          <table:table-cell table:formula="of:=POWER(10;(( (LOG([.J98])-[.$C$37])/[.$D$37])+[.$B$37]))" office:value-type="float" office:value="4.59923059782699" calcext:value-type="float">
            <text:p>4.59923059782699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formula="of:=(((5-([.N98]/1024)*5))/(([.N98]/1024)*5))" office:value-type="float" office:value="1.45563549160671" calcext:value-type="float">
            <text:p>1.45563549160671</text:p>
          </table:table-cell>
          <table:table-cell table:style-name="ce41" table:formula="of:=[.O98]/[.$B$25]" office:value-type="float" office:value="11.0871058297132" calcext:value-type="float">
            <text:p>11.0871058297132</text:p>
          </table:table-cell>
          <table:table-cell table:formula="of:=POWER(10;(( (LOG([.P98])-[.$C$38])/[.$D$38])+[.$B$38]))" office:value-type="float" office:value="0.258794187245821" calcext:value-type="float">
            <text:p>0.258794187245821</text:p>
          </table:table-cell>
        </table:table-row>
        <table:table-row table:style-name="ro1">
          <table:table-cell/>
          <table:table-cell table:style-name="Default" office:value-type="float" office:value="249" calcext:value-type="float">
            <text:p>249</text:p>
          </table:table-cell>
          <table:table-cell table:style-name="Default" table:formula="of:=(((5-([.B99]/1024)*5))/(([.B99]/1024)*5))" office:value-type="float" office:value="3.11244979919679" calcext:value-type="float">
            <text:p>3.11244979919679</text:p>
          </table:table-cell>
          <table:table-cell table:style-name="Default" table:formula="of:=[.C99]/[.$B$17]" office:value-type="float" office:value="7.40322907792787" calcext:value-type="float">
            <text:p>7.40322907792787</text:p>
          </table:table-cell>
          <table:table-cell table:style-name="ce10" table:formula="of:=POWER(10;(( (LOG([.D99])-[.$C$36])/[.$D$36])+[.$B$36]))" office:value-type="float" office:value="1.68860987008566" calcext:value-type="float">
            <text:p>1.68860987008566</text:p>
          </table:table-cell>
          <table:table-cell table:number-columns-repeated="2"/>
          <table:table-cell table:style-name="Default" office:value-type="float" office:value="447" calcext:value-type="float">
            <text:p>447</text:p>
          </table:table-cell>
          <table:table-cell table:style-name="ce10" table:formula="of:=(((5-([.H99]/1024)*5))/(([.H99]/1024)*5))" office:value-type="float" office:value="1.29082774049217" calcext:value-type="float">
            <text:p>1.29082774049217</text:p>
          </table:table-cell>
          <table:table-cell table:formula="of:=[.I99]/[.$B$25]" office:value-type="float" office:value="9.83181837024966" calcext:value-type="float">
            <text:p>9.83181837024966</text:p>
          </table:table-cell>
          <table:table-cell table:formula="of:=POWER(10;(( (LOG([.J99])-[.$C$37])/[.$D$37])+[.$B$37]))" office:value-type="float" office:value="4.75745614678769" calcext:value-type="float">
            <text:p>4.75745614678769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formula="of:=(((5-([.N99]/1024)*5))/(([.N99]/1024)*5))" office:value-type="float" office:value="1.43230403800475" calcext:value-type="float">
            <text:p>1.43230403800475</text:p>
          </table:table-cell>
          <table:table-cell table:style-name="ce41" table:formula="of:=[.O99]/[.$B$25]" office:value-type="float" office:value="10.909397676307" calcext:value-type="float">
            <text:p>10.909397676307</text:p>
          </table:table-cell>
          <table:table-cell table:formula="of:=POWER(10;(( (LOG([.P99])-[.$C$38])/[.$D$38])+[.$B$38]))" office:value-type="float" office:value="0.269462333850663" calcext:value-type="float">
            <text:p>0.269462333850663</text:p>
          </table:table-cell>
        </table:table-row>
        <table:table-row table:style-name="ro1">
          <table:table-cell/>
          <table:table-cell table:style-name="Default" office:value-type="float" office:value="245" calcext:value-type="float">
            <text:p>245</text:p>
          </table:table-cell>
          <table:table-cell table:style-name="Default" table:formula="of:=(((5-([.B100]/1024)*5))/(([.B100]/1024)*5))" office:value-type="float" office:value="3.17959183673469" calcext:value-type="float">
            <text:p>3.17959183673469</text:p>
          </table:table-cell>
          <table:table-cell table:style-name="Default" table:formula="of:=[.C100]/[.$B$17]" office:value-type="float" office:value="7.56293217893218" calcext:value-type="float">
            <text:p>7.56293217893218</text:p>
          </table:table-cell>
          <table:table-cell table:style-name="ce10" table:formula="of:=POWER(10;(( (LOG([.D100])-[.$C$36])/[.$D$36])+[.$B$36]))" office:value-type="float" office:value="1.43294389253648" calcext:value-type="float">
            <text:p>1.43294389253648</text:p>
          </table:table-cell>
          <table:table-cell table:number-columns-repeated="2"/>
          <table:table-cell table:style-name="Default" office:value-type="float" office:value="442" calcext:value-type="float">
            <text:p>442</text:p>
          </table:table-cell>
          <table:table-cell table:style-name="ce10" table:formula="of:=(((5-([.H100]/1024)*5))/(([.H100]/1024)*5))" office:value-type="float" office:value="1.31674208144796" calcext:value-type="float">
            <text:p>1.31674208144796</text:p>
          </table:table-cell>
          <table:table-cell table:formula="of:=[.I100]/[.$B$25]" office:value-type="float" office:value="10.0291995431744" calcext:value-type="float">
            <text:p>10.0291995431744</text:p>
          </table:table-cell>
          <table:table-cell table:formula="of:=POWER(10;(( (LOG([.J100])-[.$C$37])/[.$D$37])+[.$B$37]))" office:value-type="float" office:value="4.56045244558486" calcext:value-type="float">
            <text:p>4.56045244558486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formula="of:=(((5-([.N100]/1024)*5))/(([.N100]/1024)*5))" office:value-type="float" office:value="1.43230403800475" calcext:value-type="float">
            <text:p>1.43230403800475</text:p>
          </table:table-cell>
          <table:table-cell table:style-name="ce41" table:formula="of:=[.O100]/[.$B$25]" office:value-type="float" office:value="10.909397676307" calcext:value-type="float">
            <text:p>10.909397676307</text:p>
          </table:table-cell>
          <table:table-cell table:formula="of:=POWER(10;(( (LOG([.P100])-[.$C$38])/[.$D$38])+[.$B$38]))" office:value-type="float" office:value="0.269462333850663" calcext:value-type="float">
            <text:p>0.269462333850663</text:p>
          </table:table-cell>
        </table:table-row>
        <table:table-row table:style-name="ro1">
          <table:table-cell/>
          <table:table-cell table:style-name="Default" office:value-type="float" office:value="247" calcext:value-type="float">
            <text:p>247</text:p>
          </table:table-cell>
          <table:table-cell table:style-name="Default" table:formula="of:=(((5-([.B101]/1024)*5))/(([.B101]/1024)*5))" office:value-type="float" office:value="3.14574898785425" calcext:value-type="float">
            <text:p>3.14574898785425</text:p>
          </table:table-cell>
          <table:table-cell table:style-name="Default" table:formula="of:=[.C101]/[.$B$17]" office:value-type="float" office:value="7.4824340571709" calcext:value-type="float">
            <text:p>7.4824340571709</text:p>
          </table:table-cell>
          <table:table-cell table:style-name="ce10" table:formula="of:=POWER(10;(( (LOG([.D101])-[.$C$36])/[.$D$36])+[.$B$36]))" office:value-type="float" office:value="1.55588576372932" calcext:value-type="float">
            <text:p>1.55588576372932</text:p>
          </table:table-cell>
          <table:table-cell table:number-columns-repeated="2"/>
          <table:table-cell table:style-name="Default" office:value-type="float" office:value="441" calcext:value-type="float">
            <text:p>441</text:p>
          </table:table-cell>
          <table:table-cell table:style-name="ce10" table:formula="of:=(((5-([.H101]/1024)*5))/(([.H101]/1024)*5))" office:value-type="float" office:value="1.32199546485261" calcext:value-type="float">
            <text:p>1.32199546485261</text:p>
          </table:table-cell>
          <table:table-cell table:formula="of:=[.I101]/[.$B$25]" office:value-type="float" office:value="10.0692128693863" calcext:value-type="float">
            <text:p>10.0692128693863</text:p>
          </table:table-cell>
          <table:table-cell table:formula="of:=POWER(10;(( (LOG([.J101])-[.$C$37])/[.$D$37])+[.$B$37]))" office:value-type="float" office:value="4.52198040561694" calcext:value-type="float">
            <text:p>4.52198040561694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formula="of:=(((5-([.N101]/1024)*5))/(([.N101]/1024)*5))" office:value-type="float" office:value="1.40941176470588" calcext:value-type="float">
            <text:p>1.40941176470588</text:p>
          </table:table-cell>
          <table:table-cell table:style-name="ce41" table:formula="of:=[.O101]/[.$B$25]" office:value-type="float" office:value="10.7350346175531" calcext:value-type="float">
            <text:p>10.7350346175531</text:p>
          </table:table-cell>
          <table:table-cell table:formula="of:=POWER(10;(( (LOG([.P101])-[.$C$38])/[.$D$38])+[.$B$38]))" office:value-type="float" office:value="0.280537793518618" calcext:value-type="float">
            <text:p>0.280537793518618</text:p>
          </table:table-cell>
        </table:table-row>
        <table:table-row table:style-name="ro1" table:number-rows-repeated="23">
          <table:table-cell table:number-columns-repeated="2"/>
          <table:table-cell table:style-name="Default" table:number-columns-repeated="2"/>
          <table:table-cell table:number-columns-repeated="13"/>
        </table:table-row>
        <table:table-row table:style-name="ro1" table:number-rows-repeated="104845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2">00/00/0000</text:date>, <text:time style:data-style-name="N2" text:time-value="17:39:20.7009809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56:57.118956537</meta:creation-date>
    <dc:date>2018-05-02T18:27:31.875295042</dc:date>
    <meta:editing-duration>PT41M11S</meta:editing-duration>
    <meta:editing-cycles>7</meta:editing-cycles>
    <meta:generator>LibreOffice/5.4.5.1$Linux_X86_64 LibreOffice_project/79c9829dd5d8054ec39a82dc51cd9eff340dbee8</meta:generator>
    <meta:document-statistic meta:table-count="1" meta:cell-count="988" meta:object-count="0"/>
  </office:meta>
</office:document-meta>
</file>